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247CC839BE16205B4F4.png" manifest:media-type="image/png"/>
  <manifest:file-entry manifest:full-path="Pictures/1000000000000300000001FA5AF51F942D0EF23A.png" manifest:media-type="image/png"/>
  <manifest:file-entry manifest:full-path="Pictures/10000000000001C90000015C259E93CE88ADCE63.png" manifest:media-type="image/png"/>
  <manifest:file-entry manifest:full-path="Pictures/1000000000000387000001C38A68AEE6B0CB6FEB.png" manifest:media-type="image/png"/>
  <manifest:file-entry manifest:full-path="Pictures/10000000000003AA0000007140A3F91AD6EBDEAB.png" manifest:media-type="image/png"/>
  <manifest:file-entry manifest:full-path="Pictures/1000000000000367000000A1F057C97035FD2BA3.png" manifest:media-type="image/png"/>
  <manifest:file-entry manifest:full-path="Pictures/1000000000000395000000C1D29A2657E592DCFD.png" manifest:media-type="image/png"/>
  <manifest:file-entry manifest:full-path="Pictures/100000000000038B00000112EAD3C38AB789EA9E.png" manifest:media-type="image/png"/>
  <manifest:file-entry manifest:full-path="Pictures/10000000000001DD000000CD4711ECA525779C28.png" manifest:media-type="image/png"/>
  <manifest:file-entry manifest:full-path="Pictures/10000000000003A20000014ED8B7C053EEE95E76.png" manifest:media-type="image/png"/>
  <manifest:file-entry manifest:full-path="Pictures/10000000000002B20000007C81AE97792F8539C2.png" manifest:media-type="image/png"/>
  <manifest:file-entry manifest:full-path="Pictures/10000000000001B500000065BF7EC75F3DC45446.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396000001EDB1C96E5DC4DEF703.png" manifest:media-type="image/png"/>
  <manifest:file-entry manifest:full-path="Pictures/10000000000001C00000004F71E6B1D0EDA0196D.png" manifest:media-type="image/png"/>
  <manifest:file-entry manifest:full-path="Pictures/10000000000001C60000007B9A50CA3760C52073.png" manifest:media-type="image/png"/>
  <manifest:file-entry manifest:full-path="Pictures/1000000000000377000000E510A9FAFB4D11EA41.png" manifest:media-type="image/png"/>
  <manifest:file-entry manifest:full-path="Pictures/1000000000000385000001B14306D46B3F5B38B8.png" manifest:media-type="image/png"/>
  <manifest:file-entry manifest:full-path="Pictures/10000000000003B60000010D1B5A88E8ECA52F29.png" manifest:media-type="image/png"/>
  <manifest:file-entry manifest:full-path="Pictures/100000000000037A0000008181F43BE87D463020.png" manifest:media-type="image/png"/>
  <manifest:file-entry manifest:full-path="Pictures/100000000000038C0000009D798A23B8F5344788.png" manifest:media-type="image/png"/>
  <manifest:file-entry manifest:full-path="Pictures/1000000000000366000001E433BBCB213004B618.png" manifest:media-type="image/png"/>
  <manifest:file-entry manifest:full-path="Pictures/10000000000002BE00000050EB35CE7BF4FFB0DD.png" manifest:media-type="image/png"/>
  <manifest:file-entry manifest:full-path="Pictures/10000000000003230000024E4E98A4C35488324F.png" manifest:media-type="image/png"/>
  <manifest:file-entry manifest:full-path="Pictures/10000000000003C7000001870BA1F25403CD7A7B.png" manifest:media-type="image/png"/>
  <manifest:file-entry manifest:full-path="Pictures/100000000000029B00000054BF07D24DA8109F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0"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1"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2"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3"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4"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35" style:family="paragraph" style:parent-style-name="Preformatted_20_Text">
      <style:text-properties fo:color="#0000cc" fo:font-size="14pt" officeooo:rsid="00378d8f" officeooo:paragraph-rsid="00378d8f" style:font-size-asian="12.25pt" style:font-size-complex="14pt"/>
    </style:style>
    <style:style style:name="P36"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7"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9"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0"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1"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2"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3"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4"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5"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2"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3"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4"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5"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6"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1"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2"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3"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4"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5"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6"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7"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0"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02"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03"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04"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05"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10"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11"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12"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13"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14"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15"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6"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7"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8"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9"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20"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21"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22"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23"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24"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25"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27"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28"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29"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30"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31"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32"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33"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165"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166"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67"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68"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69"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70"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71"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72"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73"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74"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75"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76"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77"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78"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79"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80"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81"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82"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83"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84"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185"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186"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187" style:family="paragraph" style:parent-style-name="Preformatted_20_Text">
      <style:text-properties fo:color="#000000" fo:font-size="11pt" officeooo:rsid="00378d8f" officeooo:paragraph-rsid="00378d8f" style:font-size-asian="9.60000038146973pt" style:font-size-complex="11pt"/>
    </style:style>
    <style:style style:name="P188" style:family="paragraph" style:parent-style-name="Preformatted_20_Text">
      <style:text-properties fo:color="#000000" fo:font-size="11pt" officeooo:rsid="00395022" officeooo:paragraph-rsid="00395022" style:font-size-asian="9.60000038146973pt" style:font-size-complex="11pt"/>
    </style:style>
    <style:style style:name="P189"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90"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91"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92"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93"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94"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95"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196"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19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9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99"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00"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01"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02"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03"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04"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05"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06"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07"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08"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09" style:family="paragraph" style:parent-style-name="Preformatted_20_Text">
      <style:text-properties fo:font-size="11pt" style:font-size-asian="9.60000038146973pt" style:font-size-complex="11pt"/>
    </style:style>
    <style:style style:name="P210" style:family="paragraph" style:parent-style-name="Preformatted_20_Text">
      <style:text-properties fo:font-size="11pt" officeooo:rsid="002f6d67" officeooo:paragraph-rsid="002f6d67" style:font-size-asian="9.60000038146973pt" style:font-size-complex="11pt"/>
    </style:style>
    <style:style style:name="P211" style:family="paragraph" style:parent-style-name="Preformatted_20_Text">
      <style:text-properties fo:font-size="11pt" officeooo:rsid="0035daf4" officeooo:paragraph-rsid="0035daf4" style:font-size-asian="9.60000038146973pt" style:font-size-complex="11pt"/>
    </style:style>
    <style:style style:name="P212" style:family="paragraph" style:parent-style-name="Preformatted_20_Text">
      <style:text-properties fo:font-size="11pt" officeooo:rsid="0052f4b4" officeooo:paragraph-rsid="0052f4b4" style:font-size-asian="9.60000038146973pt" style:font-size-complex="11pt"/>
    </style:style>
    <style:style style:name="P213" style:family="paragraph" style:parent-style-name="Preformatted_20_Text">
      <style:text-properties fo:font-size="11pt" officeooo:rsid="0054b820" officeooo:paragraph-rsid="0054b820" style:font-size-asian="9.60000038146973pt" style:font-size-complex="11pt"/>
    </style:style>
    <style:style style:name="P214" style:family="paragraph" style:parent-style-name="Preformatted_20_Text">
      <style:text-properties fo:font-size="11pt" officeooo:rsid="008976d0" style:font-size-asian="9.60000038146973pt" style:font-size-complex="11pt"/>
    </style:style>
    <style:style style:name="P215" style:family="paragraph" style:parent-style-name="Preformatted_20_Text">
      <style:text-properties officeooo:rsid="002c2e52" officeooo:paragraph-rsid="002c2e52"/>
    </style:style>
    <style:style style:name="P216" style:family="paragraph" style:parent-style-name="Preformatted_20_Text">
      <style:text-properties fo:font-size="14pt" officeooo:rsid="0035daf4" officeooo:paragraph-rsid="0035daf4" style:font-size-asian="12.25pt" style:font-size-complex="14pt"/>
    </style:style>
    <style:style style:name="P217"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18"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19"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20"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21"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22"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23"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24"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25"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26" style:family="paragraph" style:parent-style-name="Preformatted_20_Text">
      <style:text-properties officeooo:rsid="008976d0" officeooo:paragraph-rsid="008976d0"/>
    </style:style>
    <style:style style:name="P227" style:family="paragraph" style:parent-style-name="Standard">
      <style:paragraph-properties style:line-height-at-least="0.503cm"/>
      <style:text-properties fo:color="#d4d4d4" style:font-name="Droid Sans Mono" fo:font-size="10.5pt" fo:font-weight="normal" fo:background-color="#1e1e1e"/>
    </style:style>
    <style:style style:name="P228"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29"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30"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31"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32" style:family="paragraph" style:parent-style-name="Standard">
      <style:paragraph-properties style:line-height-at-least="0.503cm"/>
      <style:text-properties fo:color="#9cdcfe" style:font-name="Droid Sans Mono" fo:font-size="10.5pt" fo:font-weight="normal" fo:background-color="#1e1e1e"/>
    </style:style>
    <style:style style:name="P233" style:family="paragraph" style:parent-style-name="Standard">
      <style:paragraph-properties style:line-height-at-least="0.503cm"/>
    </style:style>
    <style:style style:name="P234" style:family="paragraph" style:parent-style-name="Standard">
      <style:paragraph-properties style:line-height-at-least="0.503cm"/>
      <style:text-properties fo:color="#f8f8f2" style:font-name="Fira Code" fo:font-size="10.5pt" fo:font-weight="normal" fo:background-color="#282a36"/>
    </style:style>
    <style:style style:name="P235"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36"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37"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38"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39"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40"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41"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42"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43"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44" style:family="paragraph" style:parent-style-name="Standard">
      <style:paragraph-properties style:line-height-at-least="0.503cm"/>
      <style:text-properties fo:color="#6272a4" style:font-name="Fira Code" fo:font-size="10.5pt" fo:font-weight="normal" fo:background-color="#282a36"/>
    </style:style>
    <style:style style:name="P245"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46"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47"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48"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49"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50"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51"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52"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53"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54"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55"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56"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57"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58"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59"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60"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61"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62"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63"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64"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65"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66"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67"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68"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69"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70"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71"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72"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73"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74"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75"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76"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77"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78"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79"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80"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8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82"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83"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84"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85"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86"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87"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88"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289"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90"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91"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92"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93"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94"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9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96"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97"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98"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99"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00"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01"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302"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03"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04" style:family="paragraph" style:parent-style-name="Preformatted_20_Text">
      <style:text-properties fo:color="#000000" fo:font-size="11pt" officeooo:rsid="0093b73b" officeooo:paragraph-rsid="0093b73b" style:font-size-asian="9.60000038146973pt" style:font-size-complex="11pt"/>
    </style:style>
    <style:style style:name="P305" style:family="paragraph" style:parent-style-name="Preformatted_20_Text">
      <style:text-properties fo:color="#000000" fo:font-size="11pt" officeooo:rsid="00958955" officeooo:paragraph-rsid="00958955" style:font-size-asian="9.60000038146973pt" style:font-size-complex="11pt"/>
    </style:style>
    <style:style style:name="P306"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07"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08"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09" style:family="paragraph" style:parent-style-name="Preformatted_20_Text" style:list-style-name="L7">
      <style:text-properties fo:font-size="11pt" officeooo:rsid="002f6d67" officeooo:paragraph-rsid="002f6d67" style:font-size-asian="9.60000038146973pt" style:font-size-complex="11pt"/>
    </style:style>
    <style:style style:name="P310"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11"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12"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13"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14"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15"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316"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17" style:family="paragraph" style:parent-style-name="Preformatted_20_Text" style:list-style-name="L8"/>
    <style:style style:name="P318" style:family="paragraph" style:parent-style-name="Preformatted_20_Text" style:list-style-name="L21">
      <style:paragraph-properties fo:text-align="start" style:justify-single-word="false"/>
      <style:text-properties officeooo:paragraph-rsid="0049f4f2"/>
    </style:style>
    <style:style style:name="P319"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20"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21"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22"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323"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324" style:family="paragraph" style:parent-style-name="Preformatted_20_Text">
      <style:text-properties fo:color="#0000cc" fo:font-size="14pt" officeooo:rsid="0092cb0c" officeooo:paragraph-rsid="0092cb0c" style:font-size-asian="12.25pt" style:font-size-complex="14pt"/>
    </style:style>
    <style:style style:name="P325" style:family="paragraph" style:parent-style-name="Preformatted_20_Text" style:list-style-name="L54"/>
    <style:style style:name="P326" style:family="paragraph" style:parent-style-name="Preformatted_20_Text" style:list-style-name="L54">
      <style:text-properties officeooo:rsid="0092cb0c" officeooo:paragraph-rsid="0092cb0c"/>
    </style:style>
    <style:style style:name="P327" style:family="paragraph" style:parent-style-name="Preformatted_20_Text">
      <style:text-properties officeooo:rsid="0092cb0c" officeooo:paragraph-rsid="0092cb0c"/>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9"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0"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2"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3"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4" style:family="text">
      <style:text-properties fo:color="#000000" fo:font-size="11pt" fo:font-style="normal" style:font-size-asian="9.60000038146973pt" style:font-style-asian="normal" style:font-size-complex="11pt" style:font-style-complex="normal"/>
    </style:style>
    <style:style style:name="T25" style:family="text">
      <style:text-properties fo:color="#000000" fo:font-size="11pt" fo:font-style="normal" officeooo:rsid="004c75b3" style:font-size-asian="9.60000038146973pt" style:font-style-asian="normal" style:font-size-complex="11pt" style:font-style-complex="normal"/>
    </style:style>
    <style:style style:name="T26"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27"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28" style:family="text">
      <style:text-properties fo:color="#4ec9b0"/>
    </style:style>
    <style:style style:name="T29" style:family="text">
      <style:text-properties fo:color="#569cd6"/>
    </style:style>
    <style:style style:name="T30" style:family="text">
      <style:text-properties fo:color="#9cdcfe"/>
    </style:style>
    <style:style style:name="T31" style:family="text">
      <style:text-properties fo:color="#c586c0"/>
    </style:style>
    <style:style style:name="T32" style:family="text">
      <style:text-properties fo:font-size="11pt" fo:font-weight="normal" style:font-size-asian="9.60000038146973pt" style:font-weight-asian="normal" style:font-size-complex="11pt" style:font-weight-complex="normal"/>
    </style:style>
    <style:style style:name="T33" style:family="text">
      <style:text-properties fo:font-size="11pt" fo:font-weight="normal" officeooo:rsid="0030954a" style:font-size-asian="9.60000038146973pt" style:font-weight-asian="normal" style:font-size-complex="11pt" style:font-weight-complex="normal"/>
    </style:style>
    <style:style style:name="T34" style:family="text">
      <style:text-properties fo:font-size="11pt" fo:font-weight="bold" style:font-size-asian="9.60000038146973pt" style:font-weight-asian="bold" style:font-size-complex="11pt" style:font-weight-complex="bold"/>
    </style:style>
    <style:style style:name="T35" style:family="text">
      <style:text-properties fo:font-size="11pt" fo:font-weight="bold" officeooo:rsid="0030954a" style:font-size-asian="9.60000038146973pt" style:font-weight-asian="bold" style:font-size-complex="11pt" style:font-weight-complex="bold"/>
    </style:style>
    <style:style style:name="T36" style:family="text">
      <style:text-properties fo:font-size="11pt" style:font-size-asian="9.60000038146973pt" style:font-size-complex="11pt"/>
    </style:style>
    <style:style style:name="T37" style:family="text">
      <style:text-properties fo:font-size="11pt" officeooo:rsid="0030954a" style:font-size-asian="9.60000038146973pt" style:font-size-complex="11pt"/>
    </style:style>
    <style:style style:name="T38" style:family="text">
      <style:text-properties fo:font-size="11pt" officeooo:rsid="008976d0" style:font-size-asian="9.60000038146973pt" style:font-size-complex="11pt"/>
    </style:style>
    <style:style style:name="T39" style:family="text">
      <style:text-properties fo:font-size="11pt" officeooo:rsid="0092cb0c" style:font-size-asian="9.60000038146973pt" style:font-size-complex="11pt"/>
    </style:style>
    <style:style style:name="T40" style:family="text">
      <style:text-properties fo:font-size="11pt" fo:font-style="normal" style:font-size-asian="9.60000038146973pt" style:font-style-asian="normal" style:font-weight-asian="normal" style:font-size-complex="11pt" style:font-style-complex="normal" style:font-weight-complex="normal"/>
    </style:style>
    <style:style style:name="T41" style:family="text">
      <style:text-properties fo:font-size="11pt" fo:font-style="normal" style:font-size-asian="9.60000038146973pt" style:font-style-asian="normal" style:font-size-complex="11pt" style:font-style-complex="normal"/>
    </style:style>
    <style:style style:name="T42" style:family="text">
      <style:text-properties fo:font-size="11pt" fo:font-style="normal" officeooo:rsid="004c75b3" style:font-size-asian="9.60000038146973pt" style:font-style-asian="normal" style:font-size-complex="11pt" style:font-style-complex="normal"/>
    </style:style>
    <style:style style:name="T43" style:family="text">
      <style:text-properties fo:font-size="11pt" fo:font-style="italic" style:font-size-asian="9.60000038146973pt" style:font-style-asian="italic" style:font-size-complex="11pt" style:font-style-complex="italic"/>
    </style:style>
    <style:style style:name="T44" style:family="text">
      <style:text-properties fo:color="#dcdcaa"/>
    </style:style>
    <style:style style:name="T45" style:family="text">
      <style:text-properties fo:color="#ce9178"/>
    </style:style>
    <style:style style:name="T46" style:family="text">
      <style:text-properties officeooo:rsid="00378d8f"/>
    </style:style>
    <style:style style:name="T47" style:family="text">
      <style:text-properties fo:color="#50fa7b"/>
    </style:style>
    <style:style style:name="T48" style:family="text">
      <style:text-properties fo:color="#50fa7b" style:font-weight-asian="normal" style:font-weight-complex="normal"/>
    </style:style>
    <style:style style:name="T49" style:family="text">
      <style:text-properties fo:color="#50fa7b" fo:font-style="normal" style:font-style-asian="normal" style:font-style-complex="normal"/>
    </style:style>
    <style:style style:name="T50"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1" style:family="text">
      <style:text-properties fo:color="#50fa7b" fo:font-size="11pt" fo:font-style="normal" officeooo:rsid="004c75b3" style:font-size-asian="9.60000038146973pt" style:font-style-asian="normal" style:font-size-complex="11pt" style:font-style-complex="normal"/>
    </style:style>
    <style:style style:name="T52"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3" style:family="text">
      <style:text-properties fo:color="#ff79c6"/>
    </style:style>
    <style:style style:name="T54" style:family="text">
      <style:text-properties fo:color="#ff79c6" style:font-weight-asian="normal" style:font-weight-complex="normal"/>
    </style:style>
    <style:style style:name="T55" style:family="text">
      <style:text-properties fo:color="#ff79c6" fo:font-style="normal" style:font-style-asian="normal" style:font-weight-asian="normal" style:font-style-complex="normal" style:font-weight-complex="normal"/>
    </style:style>
    <style:style style:name="T56" style:family="text">
      <style:text-properties fo:color="#ff79c6" fo:font-style="normal" style:font-style-asian="normal" style:font-style-complex="normal"/>
    </style:style>
    <style:style style:name="T57"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58" style:family="text">
      <style:text-properties fo:color="#ff79c6" fo:font-size="11pt" fo:font-style="normal" officeooo:rsid="004c75b3" style:font-size-asian="9.60000038146973pt" style:font-style-asian="normal" style:font-size-complex="11pt" style:font-style-complex="normal"/>
    </style:style>
    <style:style style:name="T59"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0" style:family="text">
      <style:text-properties fo:color="#ff79c6" style:font-name="Fira Code" fo:font-size="10.5pt" fo:font-weight="normal" fo:background-color="#282a36" loext:char-shading-value="0"/>
    </style:style>
    <style:style style:name="T61" style:family="text">
      <style:text-properties style:font-weight-asian="normal" style:font-weight-complex="normal"/>
    </style:style>
    <style:style style:name="T62" style:family="text">
      <style:text-properties officeooo:rsid="003b696e"/>
    </style:style>
    <style:style style:name="T63" style:family="text">
      <style:text-properties fo:color="#f8f8f2" style:font-name="Fira Code" fo:font-size="10.5pt" fo:font-weight="normal" fo:background-color="#282a36" loext:char-shading-value="0"/>
    </style:style>
    <style:style style:name="T64"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5" style:family="text">
      <style:text-properties fo:color="#bd93f9"/>
    </style:style>
    <style:style style:name="T66" style:family="text">
      <style:text-properties fo:color="#e9f284"/>
    </style:style>
    <style:style style:name="T67" style:family="text">
      <style:text-properties fo:color="#e9f284" fo:font-style="normal" style:font-style-asian="normal" style:font-style-complex="normal"/>
    </style:style>
    <style:style style:name="T68" style:family="text">
      <style:text-properties fo:color="#e9f284" style:font-name="Fira Code" fo:font-size="10.5pt" fo:font-weight="normal" fo:background-color="#282a36" loext:char-shading-value="0"/>
    </style:style>
    <style:style style:name="T69"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0" style:family="text">
      <style:text-properties fo:color="#e9f284" fo:font-size="11pt" fo:font-style="normal" officeooo:rsid="004c75b3" style:font-size-asian="9.60000038146973pt" style:font-style-asian="normal" style:font-size-complex="11pt" style:font-style-complex="normal"/>
    </style:style>
    <style:style style:name="T71" style:family="text">
      <style:text-properties fo:color="#e9f284" style:font-weight-asian="normal" style:font-weight-complex="normal"/>
    </style:style>
    <style:style style:name="T72" style:family="text">
      <style:text-properties fo:color="#f1fa8c"/>
    </style:style>
    <style:style style:name="T73" style:family="text">
      <style:text-properties fo:color="#f1fa8c" fo:font-style="normal" style:font-style-asian="normal" style:font-style-complex="normal"/>
    </style:style>
    <style:style style:name="T74" style:family="text">
      <style:text-properties fo:color="#f1fa8c" style:font-name="Fira Code" fo:font-size="10.5pt" fo:font-weight="normal" fo:background-color="#282a36" loext:char-shading-value="0"/>
    </style:style>
    <style:style style:name="T75"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76" style:family="text">
      <style:text-properties fo:color="#f1fa8c" fo:font-size="11pt" fo:font-style="normal" officeooo:rsid="004c75b3" style:font-size-asian="9.60000038146973pt" style:font-style-asian="normal" style:font-size-complex="11pt" style:font-style-complex="normal"/>
    </style:style>
    <style:style style:name="T77" style:family="text">
      <style:text-properties fo:color="#f1fa8c" style:font-weight-asian="normal" style:font-weight-complex="normal"/>
    </style:style>
    <style:style style:name="T78" style:family="text">
      <style:text-properties fo:color="#8be9fd"/>
    </style:style>
    <style:style style:name="T79" style:family="text">
      <style:text-properties fo:color="#8be9fd" fo:font-style="normal" style:font-style-asian="normal" style:font-style-complex="normal"/>
    </style:style>
    <style:style style:name="T80" style:family="text">
      <style:text-properties fo:color="#8be9fd" fo:font-style="italic"/>
    </style:style>
    <style:style style:name="T81"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2" style:family="text">
      <style:text-properties fo:color="#8be9fd" fo:font-size="11pt" fo:font-style="italic" officeooo:rsid="004c75b3" style:font-size-asian="9.60000038146973pt" style:font-style-asian="normal" style:font-size-complex="11pt" style:font-style-complex="normal"/>
    </style:style>
    <style:style style:name="T83"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4" style:family="text">
      <style:text-properties fo:color="#8be9fd" fo:font-size="11pt" fo:font-style="normal" officeooo:rsid="004c75b3" style:font-size-asian="9.60000038146973pt" style:font-style-asian="normal" style:font-size-complex="11pt" style:font-style-complex="normal"/>
    </style:style>
    <style:style style:name="T85" style:family="text">
      <style:text-properties fo:color="#8be9fd" style:font-weight-asian="normal" style:font-weight-complex="normal"/>
    </style:style>
    <style:style style:name="T86" style:family="text">
      <style:text-properties fo:color="#ffb86c" fo:font-style="italic"/>
    </style:style>
    <style:style style:name="T87" style:family="text">
      <style:text-properties fo:color="#ffb86c" fo:font-style="italic" style:font-style-asian="normal" style:font-style-complex="normal"/>
    </style:style>
    <style:style style:name="T88" style:family="text">
      <style:text-properties fo:color="#8be9fe"/>
    </style:style>
    <style:style style:name="T89" style:family="text">
      <style:text-properties fo:color="#8be9fe" fo:font-style="normal" style:font-style-asian="normal" style:font-style-complex="normal"/>
    </style:style>
    <style:style style:name="T90" style:family="text">
      <style:text-properties fo:color="#8be9fe" style:font-weight-asian="normal" style:font-weight-complex="normal"/>
    </style:style>
    <style:style style:name="T91" style:family="text">
      <style:text-properties officeooo:rsid="00714362"/>
    </style:style>
    <style:style style:name="T92" style:family="text">
      <style:text-properties officeooo:rsid="007af84b"/>
    </style:style>
    <style:style style:name="T93" style:family="text">
      <style:text-properties officeooo:rsid="007ccbf5"/>
    </style:style>
    <style:style style:name="T94" style:family="text">
      <style:text-properties officeooo:rsid="007dac8d"/>
    </style:style>
    <style:style style:name="T95" style:family="text">
      <style:text-properties officeooo:rsid="008452a4"/>
    </style:style>
    <style:style style:name="T96" style:family="text">
      <style:text-properties officeooo:rsid="0086df58"/>
    </style:style>
    <style:style style:name="T97" style:family="text">
      <style:text-properties officeooo:rsid="008de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6">Bienvenidos al <text:span text:style-name="T1">Curso Avanzado de NodeJS</text:span></text:p>
      <text:p text:style-name="P36">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36"><text:span text:style-name="T7">Para tomar este curso necesitas conocimentos basicos de </text:span><text:span text:style-name="T9">JavaScript.</text:span></text:p>
      <text:p text:style-name="P36"><text:span text:style-name="T7">Si tienes conocimentos de </text:span><text:span text:style-name="T9">NodeJS</text:span><text:span text:style-name="T7"> va a ser mucho mejor. En cuanto a requisitos tecnicos solo debes tener tu computador y un buen manejo de la terminal.</text:span></text:p>
      <text:p text:style-name="P44"/>
      <text:p text:style-name="P44"/>
      <text:p text:style-name="P44"/>
      <text:p text:style-name="P44"/>
      <text:p text:style-name="P3">Que es Node.js?</text:p>
      <text:p text:style-name="P45"/>
      <text:p text:style-name="P37"><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37"><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45"/>
      <text:p text:style-name="P37"><text:span text:style-name="T10">Por que decimos que </text:span><text:span text:style-name="T7">Node.js</text:span><text:span text:style-name="T10"> es una plataforma simple?</text:span></text:p>
      <text:p text:style-name="P45"/>
      <text:list xml:id="list8082687706885781859" text:style-name="L1">
        <text:list-item>
          <text:p text:style-name="P248">Es una librería estandar es donde el codigo va a morir. Mantener una plataforma estandar actualizada puede ser un problema.</text:p>
        </text:list-item>
        <text:list-item>
          <text:p text:style-name="P254"><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255"><text:span text:style-name="T10">El modelo de trabajo </text:span><text:span text:style-name="T4">Open source </text:span><text:span text:style-name="T10">beneficia mucho a la plataforma.</text:span></text:p>
        </text:list-item>
      </text:list>
      <text:p text:style-name="P38"><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46"/>
      <text:p text:style-name="P47">Node es similar que las maquinas virtuales de Java con Oracle o de microsoft con .NET. Util para aplicaciones orientadas en red.</text:p>
      <text:p text:style-name="P47"/>
      <text:p text:style-name="P48">El core de NodeJS es muy pequeño, donde le apuestan a que la comunidad cree nuevas librerias externas que se puedan usar en nodeJS pero que no hagan parte de su CORE.</text:p>
      <text:p text:style-name="P48"/>
      <text:p text:style-name="P48"/>
      <text:p text:style-name="P48"/>
      <text:p text:style-name="P48"/>
      <text:p text:style-name="P48"/>
      <text:p text:style-name="P48"/>
      <text:p text:style-name="P4">Caracteristicas de la plataforma Node.js</text:p>
      <text:p text:style-name="P48"/>
      <text:p text:style-name="P39"><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39"><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48"/>
      <text:p text:style-name="P39"><text:span text:style-name="T10">La caracteristica principal de </text:span><text:span text:style-name="T7">Node.js</text:span><text:span text:style-name="T10"> es que podemos trabajar de manera asincrona y orientada a eventos.</text:span></text:p>
      <text:p text:style-name="P61"/>
      <text:p text:style-name="P39"><text:span text:style-name="T7">Node.js</text:span><text:span text:style-name="T10"> es </text:span><text:span text:style-name="T12">muy bueno para aplicaciones en tiempo real o para orquestacion de recursos entre multiples aplicaciones.</text:span></text:p>
      <text:p text:style-name="P40"><text:soft-page-break/><text:span text:style-name="T7">Node.js</text:span><text:span text:style-name="T10"> no es bueno para computaciones que requieren uso de la CPU, ni para desarrollar aplicaciones como Systems programming.</text:span></text:p>
      <text:p text:style-name="P49"/>
      <text:p text:style-name="P62">JavaScript on the Server</text:p>
      <text:list xml:id="list4647723053390032185" text:style-name="L2">
        <text:list-item>
          <text:p text:style-name="P249">Effectively bridge the server/browser divide</text:p>
        </text:list-item>
        <text:list-item>
          <text:p text:style-name="P249">JavaScript for approachability, productivity and developer joy</text:p>
        </text:list-item>
        <text:list-item>
          <text:p text:style-name="P249">JavaScript is not going anywhere!</text:p>
        </text:list-item>
      </text:list>
      <text:p text:style-name="P49"/>
      <text:p text:style-name="P63">Asynchronous, Event-driven Programming</text:p>
      <text:p text:style-name="P50"/>
      <text:list xml:id="list1813418000589250603" text:style-name="L3">
        <text:list-item>
          <text:p text:style-name="P250">Alternative programmer paradigm:</text:p>
          <text:list>
            <text:list-item>
              <text:p text:style-name="P250">Continuation Passing Style</text:p>
            </text:list-item>
          </text:list>
        </text:list-item>
        <text:list-item>
          <text:p text:style-name="P250">API focus on callbacks, events and streams</text:p>
        </text:list-item>
        <text:list-item>
          <text:p text:style-name="P250">Perfect for I/O-driven, high-throughput workloads</text:p>
        </text:list-item>
        <text:list-item>
          <text:p text:style-name="P250">Single-threaded encourages scalable design patterns</text:p>
        </text:list-item>
      </text:list>
      <text:p text:style-name="P50"/>
      <text:p text:style-name="P50"/>
      <text:p text:style-name="P50"/>
      <text:p text:style-name="P50"/>
      <text:p text:style-name="P50"/>
      <text:p text:style-name="P5">Que tipo de aplicaciones podemos desarrollar con Node.js?</text:p>
      <text:p text:style-name="P5"/>
      <text:p text:style-name="P41"><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1"/>
      <text:p text:style-name="P51">Que tipo de aplicaciones podemos desarrollar?</text:p>
      <text:p text:style-name="P51"/>
      <text:list xml:id="list7606685282005861983" text:style-name="L4">
        <text:list-item>
          <text:p text:style-name="P251">Aplicaciones de escritorio.</text:p>
        </text:list-item>
        <text:list-item>
          <text:p text:style-name="P251">Dispositivos embebidos.</text:p>
        </text:list-item>
        <text:list-item>
          <text:p text:style-name="P251">Servidores web.</text:p>
        </text:list-item>
        <text:list-item>
          <text:p text:style-name="P251">Aplicaciones moviles: hace poco anunciaron el soporte para Android.</text:p>
        </text:list-item>
        <text:list-item>
          <text:p text:style-name="P252">API Services/Serverless</text:p>
        </text:list-item>
        <text:list-item>
          <text:p text:style-name="P252">Web UI</text:p>
        </text:list-item>
      </text:list>
      <text:p text:style-name="P52"/>
      <text:p text:style-name="P52"/>
      <text:p text:style-name="P52"/>
      <text:p text:style-name="P52"/>
      <text:p text:style-name="P52"/>
      <text:p text:style-name="P52"/>
      <text:p text:style-name="P6">Como instalar PostgreSQL y Redis en Ubuntu</text:p>
      <text:p text:style-name="P6"/>
      <text:p text:style-name="P53">Para instalar Postgres en distribuciones basadas en Debian:</text:p>
      <text:p text:style-name="P53"/>
      <text:p text:style-name="P64">sudo apt-get install postgresql postgresql-contrib libpq-dev</text:p>
      <text:p text:style-name="P64"/>
      <text:p text:style-name="P53">Para instalar redis en distribuciones linux basadas en debian:</text:p>
      <text:p text:style-name="P53"/>
      <text:p text:style-name="P64">sudo apt-getupdate</text:p>
      <text:p text:style-name="P64">sudo apt-getinstallbuild-essential tlc</text:p>
      <text:p text:style-name="P64"/>
      <text:p text:style-name="P53"><text:soft-page-break/>Dado que no necesitamos guardar el codigo fuente, podemos hacer uso del directorio /tmp</text:p>
      <text:p text:style-name="P53"/>
      <text:p text:style-name="P64">cd /tmp</text:p>
      <text:p text:style-name="P53"/>
      <text:p text:style-name="P53">Ahora descargamos las ultima version estable de Redis:</text:p>
      <text:p text:style-name="P53"/>
      <text:p text:style-name="P42"><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64"/>
      <text:p text:style-name="P53">LO descomprimimos:</text:p>
      <text:p text:style-name="P53"/>
      <text:p text:style-name="P64">tar xzvf redis-stable.tar.gz</text:p>
      <text:p text:style-name="P64"/>
      <text:p text:style-name="P53">Ingresamos al directorio redis-stable que se extrajo:</text:p>
      <text:p text:style-name="P53"/>
      <text:p text:style-name="P64">cd redis-stable</text:p>
      <text:p text:style-name="P64"/>
      <text:p text:style-name="P53">Compilamos los binarios mediante el comando make:</text:p>
      <text:p text:style-name="P53"/>
      <text:p text:style-name="P64">make</text:p>
      <text:p text:style-name="P64"/>
      <text:p text:style-name="P53">Instalamos los binarios:</text:p>
      <text:p text:style-name="P53"/>
      <text:p text:style-name="P64">sudo make install</text:p>
      <text:p text:style-name="P64"/>
      <text:p text:style-name="P53"/>
      <text:p text:style-name="P51"/>
      <text:p text:style-name="P51"/>
      <text:p text:style-name="P51"/>
      <text:p text:style-name="P7">Como instalar Visual Studio Code en Ubuntu</text:p>
      <text:p text:style-name="P7"/>
      <text:p text:style-name="P43"><text:span text:style-name="T7">Visual Studio Code</text:span><text:span text:style-name="T10"> es el editor que vamos a utilizar en el curso, sin embargo puedes utilizar el editor que mas te guste.</text:span></text:p>
      <text:p text:style-name="P43"><text:span text:style-name="T10">Una de las ventajas de este editor es que tiene un buen soporte para </text:span><text:span text:style-name="T7">Node.js</text:span><text:span text:style-name="T10">, ademas de que esta desarrollado en </text:span><text:span text:style-name="T7">Node.</text:span></text:p>
      <text:p text:style-name="P54">La instalancion es sencilla y en la documentacion nos dan las guias sobre como utilizarlo mejor.</text:p>
      <text:p text:style-name="P43"><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54"/>
      <text:p text:style-name="P54"/>
      <text:p text:style-name="P48"/>
      <text:p text:style-name="P55"><text:a xlink:type="simple" xlink:href="https://code.visualstudio.com/docs/setup/linux" text:style-name="Internet_20_link" text:visited-style-name="Visited_20_Internet_20_Link">https://code.visualstudio.com/docs/setup/linux</text:a></text:p>
      <text:p text:style-name="P55">Aqui tenemos toda la documentacion para instalarlo</text:p>
      <text:p text:style-name="P55"/>
      <text:p text:style-name="P56">Aca vamos a instalar el paquete de VS code para node js</text:p>
      <text:p text:style-name="P56"><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6"/>
      <text:p text:style-name="P56"/>
      <text:p text:style-name="P56"/>
      <text:p text:style-name="P56"/>
      <text:p text:style-name="P56"/>
      <text:p text:style-name="P8"><text:soft-page-break/>Como instalar Ansible en Ubuntu</text:p>
      <text:p text:style-name="P56"/>
      <text:p text:style-name="P56">Otra herramienta que vamos a utilizar es <text:span text:style-name="T1">Ansible</text:span>, que nos sirve para automatizar tareas de infraestructura. La vamos a utilizar para crear <text:span text:style-name="T3">scripts</text:span> de manera automatizada.</text:p>
      <text:p text:style-name="P56"/>
      <text:p text:style-name="P56">Por otro lado vamos a descargar <text:span text:style-name="T1">Vagrant</text:span>, que nos permite tener ambientes de desarrollo o servidores virtuales para hacer primero un <text:span text:style-name="T3">deploy </text:span>local antes de hacer despliegue en la nube.</text:p>
      <text:p text:style-name="P56"/>
      <text:p text:style-name="P57">Aca tenemos un post en DigitalOcean para instalar y configurar Ansible para Ubuntu.</text:p>
      <text:p text:style-name="P57"><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7"/>
      <text:p text:style-name="P57"/>
      <text:p text:style-name="P57">Luego vamos a instalar vagrant para ubuntu:</text:p>
      <text:p text:style-name="P58"><text:a xlink:type="simple" xlink:href="https://www.vagrantup.com/downloads.html" text:style-name="Internet_20_link" text:visited-style-name="Visited_20_Internet_20_Link">https://www.vagrantup.com/downloads.html</text:a></text:p>
      <text:p text:style-name="P58"/>
      <text:list xml:id="list2280261237200640684" text:style-name="L5">
        <text:list-item>
          <text:p text:style-name="P253">Descargamos la version para Debian y luego la abrimos normalmente como un instalador windows.</text:p>
        </text:list-item>
      </text:list>
      <text:p text:style-name="P58"/>
      <text:p text:style-name="P58"/>
      <text:p text:style-name="P58"/>
      <text:p text:style-name="P58"/>
      <text:p text:style-name="P58"/>
      <text:p text:style-name="P58"/>
      <text:p text:style-name="P9">Arquitectura y Componentes del proyecto</text:p>
      <text:p text:style-name="P9"/>
      <text:p text:style-name="P59">El proyecto tendra un servidor MQTT que se comunicara con un AGENTE que vamos a crear y que va a servir para cualquier tipo de aplicación Node.js. </text:p>
      <text:p text:style-name="P59">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9"/>
      <text:p text:style-name="P59">El modulo de AGENTE servira para ser conectado con cualquier dispositivo embeded como raspberrys y demas dispositivos.</text:p>
      <text:p text:style-name="P59"/>
      <text:p text:style-name="P59"/>
      <text:p text:style-name="P59"/>
      <text:p text:style-name="P59"/>
      <text:p text:style-name="P59"/>
      <text:p text:style-name="P11"/>
      <text:p text:style-name="P10">Como funciona el modelo PUB/SUB en MQTT y Web Sockets</text:p>
      <text:p text:style-name="P10"/>
      <text:p text:style-name="P65">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0"/>
      <text:p text:style-name="P65"><text:span text:style-name="T16">Yo como usuario de la red puedo suscribirme a un canal y tambien puedo publicar a </text:span><text:soft-page-break/><text:span text:style-name="T16">este.</text:span></text:p>
      <text:p text:style-name="P60"/>
      <text:p text:style-name="P65"><text:span text:style-name="T16">Hay protocolos que utilizan este patron como lo es </text:span>MQTT<text:span text:style-name="T16">.</text:span></text:p>
      <text:p text:style-name="P192">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197"/>
      <text:p text:style-name="P192"><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06">De esta forma puede haber un intercambio de mensaje hasta que uno de los dos lados decida cerrar el canal.</text:p>
      <text:p text:style-name="P206"/>
      <text:p text:style-name="P206"/>
      <text:p text:style-name="P206"/>
      <text:p text:style-name="P206"/>
      <text:p text:style-name="P206"/>
      <text:p text:style-name="P12">Estructura basica de un modulo de Node.js</text:p>
      <text:p text:style-name="P12"/>
      <text:p text:style-name="P66"><text:span text:style-name="T10">Para empezar con el proyecto vamos a crear un modulo de </text:span><text:span text:style-name="T7">Node.js</text:span><text:span text:style-name="T10">, con sus respectivas pruebas unitarias. El modulo de Persistencia en Bases de Datos.</text:span></text:p>
      <text:p text:style-name="P81"/>
      <text:p text:style-name="P81">Vamos a crear el directorio del proyecto y vamos a utilizar un patron de mono repo,donde tenemos un unico repositorio de Git y varios proyectos adentro.</text:p>
      <text:p text:style-name="P81"/>
      <text:p text:style-name="P81">Un modulo de Node por lo general tiene un archivo que se llama package.json, que tiene la metadata del modulo. Este archivo se puede crear a mano utilizando npm con una herramienta que nos permite crearlo automaticamente.</text:p>
      <text:p text:style-name="P81"/>
      <text:p text:style-name="Preformatted_20_Text"><text:span text:style-name="T19">Para empezar a implementar nuestro modulo creamos el archivo </text:span><text:span text:style-name="T22">index.js</text:span><text:span text:style-name="T19"> y nos vamos a</text:span><text:span text:style-name="T22"> Visual Studio Code</text:span><text:span text:style-name="T19">, donde podemos ver nuestro archivos y empezar a trabajar con ellos. Una buena practica es crear el archivo </text:span><text:span text:style-name="T22">README.md </text:span><text:span text:style-name="T19"><text:s/>con instrucciones de instalacion y como contribuir al proyecto. Recuerda que este es el archivode documentacion de tu proyecto.</text:span></text:p>
      <text:p text:style-name="P80"/>
      <text:p text:style-name="P215"><text:span text:style-name="T18">Como otra buena practica utilizaremos </text:span><text:span text:style-name="T21">JavaScript</text:span><text:span text:style-name="T18"> en modo estricto, para empezar a definir la forma basica del modulo. La forma de escribir el objeto que utilizamos en el codigo es de </text:span><text:span text:style-name="T21">ECMAScript 2016.</text:span><text:span text:style-name="T18"> </text:span></text:p>
      <text:p text:style-name="P81"/>
      <text:p text:style-name="P81"/>
      <text:p text:style-name="P82">Para crear un modulo de node con npm usamos el siguiente comando:</text:p>
      <text:p text:style-name="P82"/>
      <text:p text:style-name="P112">npm init</text:p>
      <text:list xml:id="list2365067188881136966" text:style-name="L6">
        <text:list-item>
          <text:p text:style-name="P256">Llenamos los campos necesarios y luego ya nos entrega un objeto .json con la informacion de nuestro modulo recien creado.</text:p>
        </text:list-item>
      </text:list>
      <text:p text:style-name="P82"/>
      <text:p text:style-name="P82">Ahora empecemos con el codigo:</text:p>
      <text:p text:style-name="P82"/>
      <text:p text:style-name="P82">Como buena practica, se recomienda usar el modo estricto ‘use strict’ para evitar algunos errores de JS, como que el this no contenga informacion global o <text:s/>que no <text:soft-page-break/>haya reasignacion de variables.</text:p>
      <text:p text:style-name="P82"/>
      <text:p text:style-name="P230">'use strict'</text:p>
      <text:p text:style-name="P233"/>
      <text:p text:style-name="P227"><text:span text:style-name="T28">module</text:span>.<text:span text:style-name="T28">exports</text:span> = <text:span text:style-name="T29">function</text:span> (<text:span text:style-name="T30">config</text:span>) {</text:p>
      <text:p text:style-name="P233"/>
      <text:p text:style-name="P227"><text:span text:style-name="T29">const</text:span> <text:span text:style-name="T30">Agent</text:span> = {}</text:p>
      <text:p text:style-name="P227"><text:span text:style-name="T29">const</text:span> <text:span text:style-name="T30">Metric</text:span> = {}</text:p>
      <text:p text:style-name="P233"/>
      <text:p text:style-name="P227"><text:span text:style-name="T31">return</text:span> {</text:p>
      <text:p text:style-name="P227"><text:span text:style-name="T30">Agent</text:span>,</text:p>
      <text:p text:style-name="P232">Metric</text:p>
      <text:p text:style-name="P227">}</text:p>
      <text:p text:style-name="P227">}</text:p>
      <text:p text:style-name="P228"/>
      <text:list xml:id="list72736623568646523" text:style-name="L7">
        <text:list-item>
          <text:p text:style-name="P309">Aca podemos usar el retorno de los nombres solo poniendo el nombre del objeto ya que en JS si el objeto y el valor tienen el mismo nombre podemos evitar la redundacia.</text:p>
        </text:list-item>
      </text:list>
      <text:p text:style-name="P210"/>
      <text:p text:style-name="P210">Vamos a usar una linter para escribir nuestro codigo de manera correcta y con buenas practicas, para esto vamos a utilizar estandar que usa ES-LINT para corregir nuestro codigo.</text:p>
      <text:p text:style-name="P210"/>
      <text:p text:style-name="P193">Npm install –save-dev standard</text:p>
      <text:p text:style-name="P198"/>
      <text:list xml:id="list2190055513036683692" text:style-name="L8">
        <text:list-item>
          <text:p text:style-name="P310">Para poner a correr este vamos a crear un script con la configuracion y luego un comando para correr el linter cada vez que nosotros queramos revisar nuestro codigo.</text:p>
        </text:list-item>
        <text:list-item>
          <text:p text:style-name="P317"><text:span text:style-name="T33">En nuestro package.json creamos el script con el comando </text:span><text:span text:style-name="T35">standard</text:span>, <text:span text:style-name="T37">luego si queremos que standard nos corriga automaticamente estos errores podemos mandarle el parametro al comando mediante npm corriendo el siguiente comando:</text:span></text:p>
          <text:list>
            <text:list-item>
              <text:p text:style-name="P316">npm run lint – –fix</text:p>
            </text:list-item>
          </text:list>
        </text:list-item>
      </text:list>
      <text:p text:style-name="P200"/>
      <text:p text:style-name="P217">No voy a pegar todo el codigo hecho como hacia antes, ya que seria inutil pegar la logica que otro hizo. Entonces lo que voy a hacer son apuntar cosas interesantes e indispensables, ademas de nuevas cosas o usages de nuevas librerias.</text:p>
      <text:p text:style-name="P217"/>
      <text:p text:style-name="P200"/>
      <text:p text:style-name="P200"/>
      <text:p text:style-name="P200"/>
      <text:p text:style-name="P200"/>
      <text:p text:style-name="P30">Definicion de entidades de base de datos</text:p>
      <text:p text:style-name="P170"/>
      <text:p text:style-name="P67"><text:span text:style-name="T16">Lo primero que tenemos que hacer es definir las entidades de las bases de datos que vamos a utilizar. En nuestro proyecto vamos a usar </text:span>PostgreSQL<text:span text:style-name="T16">, una base de datos relacional.</text:span></text:p>
      <text:p text:style-name="P171"/>
      <text:p text:style-name="P171">El Agente va a conectarse al servidor en tiempo real y cada cierto tiempo va a reportar una metrica.</text:p>
      <text:p text:style-name="P171"><text:soft-page-break/>La metrica es cualquier valor que tiene un tipo, que va a ser almacenado en la base de datos.</text:p>
      <text:p text:style-name="P171"/>
      <text:p text:style-name="P68"><text:span text:style-name="T16">Como vamos a usar una base de datos relacional, tendremos que hacer las tablas y sus relaciones, en este caso seran dos tablas. La tabla </text:span>Agent:</text:p>
      <text:list xml:id="list106679733834523139" text:style-name="L9">
        <text:list-item>
          <text:p text:style-name="P294">id</text:p>
        </text:list-item>
        <text:list-item>
          <text:p text:style-name="P294">uuid</text:p>
        </text:list-item>
        <text:list-item>
          <text:p text:style-name="P294">name</text:p>
        </text:list-item>
        <text:list-item>
          <text:p text:style-name="P294">username</text:p>
        </text:list-item>
        <text:list-item>
          <text:p text:style-name="P294">hostname</text:p>
        </text:list-item>
        <text:list-item>
          <text:p text:style-name="P294">pid</text:p>
        </text:list-item>
        <text:list-item>
          <text:p text:style-name="P294">connected</text:p>
        </text:list-item>
        <text:list-item>
          <text:p text:style-name="P294">createdAt</text:p>
        </text:list-item>
        <text:list-item>
          <text:p text:style-name="P294">updatedAt</text:p>
        </text:list-item>
      </text:list>
      <text:p text:style-name="P167"/>
      <text:p text:style-name="P167">Y la otra es la tabla de <text:span text:style-name="T1">Metric</text:span>:</text:p>
      <text:list xml:id="list2453294449233024112" text:style-name="L10">
        <text:list-item>
          <text:p text:style-name="P295">id</text:p>
        </text:list-item>
        <text:list-item>
          <text:p text:style-name="P295">agentID <text:span text:style-name="T1">FK</text:span></text:p>
        </text:list-item>
        <text:list-item>
          <text:p text:style-name="P295">type</text:p>
        </text:list-item>
        <text:list-item>
          <text:p text:style-name="P295">value</text:p>
        </text:list-item>
        <text:list-item>
          <text:p text:style-name="P295">createdAt</text:p>
        </text:list-item>
        <text:list-item>
          <text:p text:style-name="P295">updatedAt</text:p>
        </text:list-item>
      </text:list>
      <text:p text:style-name="P168"/>
      <text:p text:style-name="P168">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68"/>
      <text:p text:style-name="P168"/>
      <text:p text:style-name="P168"/>
      <text:p text:style-name="P168"/>
      <text:p text:style-name="P168"/>
      <text:p text:style-name="P29">Implementacion de modelos con sequelize</text:p>
      <text:p text:style-name="P29"/>
      <text:p text:style-name="P69">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83"/>
      <text:p text:style-name="P69"><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83"/>
      <text:p text:style-name="P69"><text:span text:style-name="T7">Singleton</text:span><text:span text:style-name="T10">: es un objeto que solo tiene una instancia. Cada vez que llamemos a una funcion no a crear multiples instancias.</text:span></text:p>
      <text:p text:style-name="P83"/>
      <text:p text:style-name="P70"><text:span text:style-name="T10">Vamos a instalar las dependencias para que nos sirva </text:span><text:span text:style-name="T7">sequalize</text:span><text:span text:style-name="T10">.</text:span></text:p>
      <text:p text:style-name="P84"/>
      <text:p text:style-name="P113">Npm i sequelize pg pg-hstore –save</text:p>
      <text:p text:style-name="P113"/>
      <text:list xml:id="list2484486607990622356" text:style-name="L11">
        <text:list-item>
          <text:p text:style-name="P260">pg es el manejador de Postgres y el ps-hstore es una dependencia que necesita sequelize para funcionar.</text:p>
        </text:list-item>
      </text:list>
      <text:p text:style-name="P84"/>
      <text:p text:style-name="P169"><text:span text:style-name="T7">Aca tenemos la documentacion para echarle una ojeada. Esta muy interesante ya que </text:span><text:soft-page-break/><text:span text:style-name="T7">es muy facil de crear los modelos o tablas de una base de datos MySQL con objetos JS.</text:span></text:p>
      <text:p text:style-name="P169"><text:a xlink:type="simple" xlink:href="http://docs.sequelizejs.com/" text:style-name="Internet_20_link" text:visited-style-name="Visited_20_Internet_20_Link"><text:span text:style-name="T7">http://docs.sequelizejs.com/</text:span></text:a></text:p>
      <text:p text:style-name="P85"/>
      <text:p text:style-name="P86">de esta forma creamos un modelo en Sequelize:</text:p>
      <text:p text:style-name="P231">'use strict'</text:p>
      <text:p text:style-name="P233"/>
      <text:p text:style-name="P227"><text:span text:style-name="T29">const</text:span> <text:span text:style-name="T30">Sequelize</text:span> = <text:span text:style-name="T44">require</text:span>(<text:span text:style-name="T45">'sequelize'</text:span>)</text:p>
      <text:p text:style-name="P227"><text:span text:style-name="T29">const</text:span> <text:span text:style-name="T30">setupDatabase</text:span> = <text:span text:style-name="T44">require</text:span>(<text:span text:style-name="T45">'../lib/db'</text:span>)</text:p>
      <text:p text:style-name="P233"/>
      <text:p text:style-name="P227"><text:span text:style-name="T28">module</text:span>.<text:span text:style-name="T28">exports</text:span> = <text:span text:style-name="T29">function</text:span> <text:span text:style-name="T44">setupMetricModel</text:span> (<text:span text:style-name="T30">config</text:span>) {</text:p>
      <text:p text:style-name="P227"><text:span text:style-name="T29">const</text:span> <text:span text:style-name="T30">sequelize</text:span> = <text:span text:style-name="T44">setupDatabase</text:span>(<text:span text:style-name="T30">config</text:span>)</text:p>
      <text:p text:style-name="P233"/>
      <text:p text:style-name="P227"><text:span text:style-name="T31">return</text:span> <text:span text:style-name="T30">sequelize</text:span>.<text:span text:style-name="T44">define</text:span>(<text:span text:style-name="T45">'metric'</text:span>, {</text:p>
      <text:p text:style-name="P227"><text:span text:style-name="T30">type:</text:span> {</text:p>
      <text:p text:style-name="P227"><text:span text:style-name="T30">type:</text:span> <text:span text:style-name="T30">Sequelize</text:span>.<text:span text:style-name="T30">STRING</text:span>,</text:p>
      <text:p text:style-name="P227"><text:span text:style-name="T30">allowNull:</text:span> <text:span text:style-name="T29">false</text:span></text:p>
      <text:p text:style-name="P227">},</text:p>
      <text:p text:style-name="P227"><text:span text:style-name="T30">value:</text:span> {</text:p>
      <text:p text:style-name="P227"><text:span text:style-name="T30">type:</text:span> <text:span text:style-name="T30">Sequelize</text:span>.<text:span text:style-name="T30">TEXT</text:span>,</text:p>
      <text:p text:style-name="P227"><text:span text:style-name="T30">allowNull:</text:span> <text:span text:style-name="T29">false</text:span></text:p>
      <text:p text:style-name="P227">}</text:p>
      <text:p text:style-name="P227">})</text:p>
      <text:p text:style-name="P227">}</text:p>
      <text:p text:style-name="P229"/>
      <text:p text:style-name="P211">Le decimos el nombre que queremos poner en la tabla y luego empezamos a definir nuestro valores y los tipos que pueden tener.</text:p>
      <text:p text:style-name="P211"/>
      <text:p text:style-name="P216">Ahora como el codigo no se ve bien, <text:span text:style-name="T46">entonces voy a poner comentarios necesarios, para ver como se usa la una librería voy a poner especificamente la ruta de la documentacion donde expliquen eso.</text:span></text:p>
      <text:p text:style-name="P216"/>
      <text:p text:style-name="P211"/>
      <text:p text:style-name="P211"/>
      <text:p text:style-name="P211"/>
      <text:p text:style-name="P35">Implementacion de un modulo basico de base de datos</text:p>
      <text:p text:style-name="P187"/>
      <text:p text:style-name="P187">Vimos como definimos los modelos en el video pasado. Ahora vamos a ver como podemos relacionar los modelos entre si.</text:p>
      <text:p text:style-name="P187"/>
      <text:p text:style-name="P187">Primero vamos a necesitar las funciones que definimos anteriormente. Para poner a interactuar los modelos entre si debemos hacer la configuracion de la base de datos y los modelos.</text:p>
      <text:p text:style-name="P187"/>
      <text:p text:style-name="P187"/>
      <text:p text:style-name="P188">En el index.js vamos a tener que crear las relaciones entre las tablas, ya que creamos anteriormente los modelos ahora vamos a crear las relaciones entre estos.</text:p>
      <text:p text:style-name="P188"/>
      <text:p text:style-name="P188">Vamos a requerir primero los modulos de sequalize y los de los modelos y luego <text:soft-page-break/>vamos a usar las siguientes funciones.</text:p>
      <text:p text:style-name="P188"/>
      <text:p text:style-name="P235">AgentModel.<text:span text:style-name="T47">hasMany</text:span>(MetricModel)</text:p>
      <text:p text:style-name="P234">MetricModel.<text:span text:style-name="T47">belongsTo</text:span>(AgentModel)</text:p>
      <text:p text:style-name="P188"/>
      <text:list xml:id="list1525088298033762544" text:style-name="L12">
        <text:list-item>
          <text:p text:style-name="P303">la funcion <text:span text:style-name="T1">hasMany()</text:span><text:span text:style-name="T16"> de sequelize indica que la tabla AgentModel tiene muchas Metricas. </text:span></text:p>
        </text:list-item>
        <text:list-item>
          <text:p text:style-name="P303"><text:span text:style-name="T16">La funcion </text:span><text:span text:style-name="T1">belongsTo()</text:span><text:span text:style-name="T16"> de sequelize indica que la tabla MetricModel pertenece a un AgentModel</text:span></text:p>
        </text:list-item>
      </text:list>
      <text:p text:style-name="P172">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72"/>
      <text:p text:style-name="P188"><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172"/>
      <text:p text:style-name="P235"><text:span text:style-name="T54">await</text:span><text:span text:style-name="T61"> sequelize.</text:span><text:span text:style-name="T48">authenticate</text:span><text:span text:style-name="T61">()</text:span></text:p>
      <text:p text:style-name="P172"/>
      <text:p text:style-name="P172">Ahora nos falta crear nuestros archivos de configuracion y nuestra configuracio</text:p>
      <text:p text:style-name="P87">n de la base de datos. Esto para la proxima clase.</text:p>
      <text:p text:style-name="P87"/>
      <text:p text:style-name="P87"/>
      <text:p text:style-name="P29"/>
      <text:p text:style-name="P168"/>
      <text:p text:style-name="P198"/>
      <text:p text:style-name="P198"/>
      <text:p text:style-name="P31"/>
      <text:p text:style-name="P32">Implementacion de script de inicializacion de base de datos</text:p>
      <text:p text:style-name="P32"/>
      <text:p text:style-name="P173">Cuando ejecutemos el proyecto por primera vez necesitaremos tener creada la base de datos, y crear un usuario con permisos para alimentar esa base de datos. <text:span text:style-name="T62">Esto con fin de que cuando vayamos a hacer deploy por primera vez a nuestra base de datos tengamos la base de datos ya configurada.</text:span></text:p>
      <text:p text:style-name="P173"/>
      <text:p text:style-name="P174">Vamos a la terminal de comandos y escribimos los siguientes comandos:</text:p>
      <text:p text:style-name="P174"/>
      <text:p text:style-name="P175">No me esta sirviendo el comando para postgresql asi que voy a intentar una ultima cosa. </text:p>
      <text:p text:style-name="P175"/>
      <text:list xml:id="list6571302864387796883" text:style-name="L13">
        <text:list-item>
          <text:p text:style-name="P296">Primero podemos probar que todo este correctamente actualizado con los siguientes comandos, ademas volvemos e instalamos postgresql y sus dependencias.</text:p>
          <text:list>
            <text:list-item>
              <text:p text:style-name="P306">Sudo apt-get update </text:p>
            </text:list-item>
            <text:list-item>
              <text:p text:style-name="P306">sudo apt-get install postgresql postgresql-contrib</text:p>
            </text:list-item>
          </text:list>
        </text:list-item>
        <text:list-item>
          <text:p text:style-name="P296">Luego cambiamos a una cuenta postgres con el siguiente comando y este nos <text:soft-page-break/>abrira como si estuvieramos en la consola de postgres. </text:p>
          <text:list>
            <text:list-item>
              <text:p text:style-name="P306">Sudo -i -u postgres</text:p>
            </text:list-item>
          </text:list>
        </text:list-item>
        <text:list-item>
          <text:p text:style-name="P296">Luego accedemos a la consola con el siguiente comando:</text:p>
          <text:list>
            <text:list-item>
              <text:p text:style-name="P306">psql</text:p>
            </text:list-item>
            <text:list-item>
              <text:p text:style-name="P306"><text:span text:style-name="T16">Si queremos salir de esta colocamos lo siguiente en la terminal: </text:span>\q</text:p>
            </text:list-item>
          </text:list>
        </text:list-item>
      </text:list>
      <text:p text:style-name="P175"/>
      <text:p text:style-name="P175"/>
      <text:p text:style-name="P175">Volviendo al tema central de la clase, vamos a crear un ROL que es el que va a acceder a la base de datos y va a poder modificar y subir datos a la DB, para esto en la consola de postgres con psql colocamos lo siguiente:</text:p>
      <text:p text:style-name="P175"/>
      <text:p text:style-name="P71">CREATE ROLE nombreRol WITH LOGIN PASSWORD ‘password’;</text:p>
      <text:p text:style-name="P71"/>
      <text:list xml:id="list8433155563975447380" text:style-name="L14">
        <text:list-item>
          <text:p text:style-name="P297">Estas consultas si necesitan terminar con ; ya que son puras de postgres y no sequelize.</text:p>
        </text:list-item>
      </text:list>
      <text:p text:style-name="P176"/>
      <text:p text:style-name="P176">Listo ya tenemos creado nuestro ROL, ahora tenemos que crear la base de datos y darle permisos al ROL a esa base de datos, esto lo hacemos con las siguientes consultas:</text:p>
      <text:p text:style-name="P176"/>
      <text:p text:style-name="P72">CREATE DATABASE platziverse;</text:p>
      <text:p text:style-name="P72"/>
      <text:p text:style-name="P176">luego le damos los permisos al rol:</text:p>
      <text:p text:style-name="P176"/>
      <text:p text:style-name="P72">GRANT ALL PRIVILEGES ON DATABASE <text:span text:style-name="T16">platziverse </text:span>TO<text:span text:style-name="T16"> steven;</text:span></text:p>
      <text:p text:style-name="P176"/>
      <text:p text:style-name="P72"><text:span text:style-name="T16">Luego ya podemos salir de la consola de postgres con los caracteres </text:span>\q <text:span text:style-name="T16">o </text:span>\quit<text:span text:style-name="T16">.</text:span></text:p>
      <text:p text:style-name="P176"/>
      <text:p text:style-name="P180"/>
      <text:p text:style-name="P181">Vamos crear nuestro archivo de setup, donde vamos a crear nuestra configuracion de la base de datos. </text:p>
      <text:p text:style-name="P181"/>
      <text:p text:style-name="P73"><text:span text:style-name="T16">Requerimos la instancia de nuestra base de datos y le pasamos el siguiente objeto con la configuracion que necesita </text:span>sequelize<text:span text:style-name="T16">:</text:span></text:p>
      <text:p text:style-name="P181"/>
      <text:p text:style-name="P237"><text:span text:style-name="T54">const</text:span><text:span text:style-name="T61"> config </text:span><text:span text:style-name="T54">=</text:span><text:span text:style-name="T61"> {</text:span></text:p>
      <text:p text:style-name="P234">database<text:span text:style-name="T53">:</text:span> <text:span text:style-name="T65">process</text:span>.env.<text:span text:style-name="T65">DB_NAME</text:span> <text:span text:style-name="T53">||</text:span> <text:span text:style-name="T66">'</text:span><text:span text:style-name="T72">plaziverse</text:span><text:span text:style-name="T66">'</text:span>,</text:p>
      <text:p text:style-name="P234">username<text:span text:style-name="T53">:</text:span> <text:span text:style-name="T65">process</text:span>.env.<text:span text:style-name="T65">DB_USER</text:span> <text:span text:style-name="T53">||</text:span> <text:span text:style-name="T66">'</text:span><text:span text:style-name="T72">steven</text:span><text:span text:style-name="T66">'</text:span>,</text:p>
      <text:p text:style-name="P234">password<text:span text:style-name="T53">:</text:span> <text:span text:style-name="T65">process</text:span>.env.<text:span text:style-name="T65">DB_PASS</text:span> <text:span text:style-name="T53">||</text:span> <text:span text:style-name="T66">'</text:span><text:span text:style-name="T72">zanahoria19</text:span><text:span text:style-name="T66">'</text:span>,</text:p>
      <text:p text:style-name="P234">host<text:span text:style-name="T53">:</text:span> <text:span text:style-name="T65">process</text:span>.env.<text:span text:style-name="T65">DB_HOST</text:span> <text:span text:style-name="T53">||</text:span> <text:span text:style-name="T66">'</text:span><text:span text:style-name="T72">localhost</text:span><text:span text:style-name="T66">'</text:span>,</text:p>
      <text:p text:style-name="P234">dialect<text:span text:style-name="T53">:</text:span> <text:span text:style-name="T66">'</text:span><text:span text:style-name="T72">postgres</text:span><text:span text:style-name="T66">'</text:span>,</text:p>
      <text:p text:style-name="P244">// Esta propiedad de setup la vamos a usar para que cuando este en true este borre la base de dato</text:p>
      <text:p text:style-name="P244">// y cree una nueva. Hay que tener cuidado con este</text:p>
      <text:p text:style-name="P234">setup<text:span text:style-name="T53">:</text:span> <text:span text:style-name="T65">true</text:span></text:p>
      <text:p text:style-name="P234">}</text:p>
      <text:p text:style-name="P181"/>
      <text:list xml:id="list8994376784497868174" text:style-name="L15">
        <text:list-item>
          <text:p text:style-name="P298">Estamos usando variables de entorno con node y si no estan seteadas usamos las que creamos como parte del entorno de desarrollo.</text:p>
        </text:list-item>
      </text:list>
      <text:p text:style-name="P181"/>
      <text:p text:style-name="P73"><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37"><text:soft-page-break/><text:span text:style-name="T55">if</text:span><text:span text:style-name="T8"> (config.setup) {</text:span></text:p>
      <text:p text:style-name="P234"><text:span text:style-name="T53">await</text:span> sequelize.<text:span text:style-name="T47">sync</text:span>({ force<text:span text:style-name="T53">:</text:span> <text:span text:style-name="T65">true</text:span> })</text:p>
      <text:p text:style-name="P234">}</text:p>
      <text:p text:style-name="P88"/>
      <text:list xml:id="list2690958473243856331" text:style-name="L16">
        <text:list-item>
          <text:p text:style-name="P307"><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261">Aqui tenemos la documentacion para esto: </text:p>
          <text:list>
            <text:list-item>
              <text:p text:style-name="P307"><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88"/>
      <text:p text:style-name="P89">Ahora vamos a usar un paquete que nos permite imprimir mensajes de logs si tenemos una variable de entorno seteada. Para instalar usamos el comando :</text:p>
      <text:p text:style-name="P89"/>
      <text:p text:style-name="P114">npm i debug –save</text:p>
      <text:p text:style-name="P115"/>
      <text:p text:style-name="P90"/>
      <text:p text:style-name="P90">Ahora podemos incluir el siguiente atributo para poder mostrar los logs mediante la funcion que nos entregara debug.</text:p>
      <text:p text:style-name="P90"/>
      <text:p text:style-name="P239"><text:span text:style-name="T56">const</text:span><text:span text:style-name="T7"> debug </text:span><text:span text:style-name="T56">=</text:span><text:span text:style-name="T7"> </text:span><text:span text:style-name="T79">require</text:span><text:span text:style-name="T7">(</text:span><text:span text:style-name="T67">'</text:span><text:span text:style-name="T73">debug</text:span><text:span text:style-name="T67">'</text:span><text:span text:style-name="T7">)(</text:span><text:span text:style-name="T67">'</text:span><text:span text:style-name="T73">platziverse:db:setup</text:span><text:span text:style-name="T67">'</text:span><text:span text:style-name="T7">)</text:span></text:p>
      <text:p text:style-name="P90"/>
      <text:p text:style-name="P239"><text:span text:style-name="T49">logging</text:span><text:span text:style-name="T56">:</text:span><text:span text:style-name="T7"> </text:span><text:span text:style-name="T87">s</text:span><text:span text:style-name="T7"> </text:span><text:span text:style-name="T56">=&gt;</text:span><text:span text:style-name="T7"> </text:span><text:span text:style-name="T49">debug</text:span><text:span text:style-name="T7">(s),</text:span></text:p>
      <text:p text:style-name="P90"/>
      <text:list xml:id="list3931422145628405005" text:style-name="L17">
        <text:list-item>
          <text:p text:style-name="P262">Con esto ya creamos un reporte de logs de nuestra base de datos facilmente.</text:p>
        </text:list-item>
      </text:list>
      <text:p text:style-name="P91"/>
      <text:p text:style-name="P91">Ahora tenemos que manejar los errores de la conexión y ademas tendremos que crear el script en el package.json para poder correr este archivo y que se ejecute para configurar la base de datos.</text:p>
      <text:p text:style-name="P91"/>
      <text:p text:style-name="P240"><text:span text:style-name="T56">await</text:span><text:span text:style-name="T7"> </text:span><text:span text:style-name="T49">db</text:span><text:span text:style-name="T7">(config).</text:span><text:span text:style-name="T49">catch</text:span><text:span text:style-name="T7">(handleFatalError)</text:span></text:p>
      <text:p text:style-name="P233"/>
      <text:p text:style-name="P234"><text:span text:style-name="T80">console</text:span>.<text:span text:style-name="T78">log</text:span>(<text:span text:style-name="T66">'</text:span><text:span text:style-name="T72">Success</text:span><text:span text:style-name="T66">'</text:span>)</text:p>
      <text:p text:style-name="P234"><text:span text:style-name="T65">process</text:span>.<text:span text:style-name="T78">exit</text:span>(<text:span text:style-name="T65">0</text:span>)</text:p>
      <text:p text:style-name="P234">}</text:p>
      <text:p text:style-name="P244">// En esta funcion capturamos el error y imprimimos el stack y luego matamos el proceso con codigo 1</text:p>
      <text:p text:style-name="P234"><text:span text:style-name="T53">function</text:span> <text:span text:style-name="T47">handleFatalError</text:span> (<text:span text:style-name="T86">err</text:span>) {</text:p>
      <text:p text:style-name="P234"><text:span text:style-name="T80">console</text:span>.<text:span text:style-name="T78">error</text:span>(err.message)</text:p>
      <text:p text:style-name="P234"><text:span text:style-name="T80">console</text:span>.<text:span text:style-name="T78">error</text:span>(err.stack)</text:p>
      <text:p text:style-name="P234"><text:span text:style-name="T65">process</text:span>.<text:span text:style-name="T78">exit</text:span>(<text:span text:style-name="T65">1</text:span>)</text:p>
      <text:p text:style-name="P234">}</text:p>
      <text:p text:style-name="P91"/>
      <text:list xml:id="list8149676064333116018" text:style-name="L18">
        <text:list-item>
          <text:p text:style-name="P263">Capturamos y pasamos error a la funcion handleFatalError. </text:p>
        </text:list-item>
        <text:list-item>
          <text:p text:style-name="P263">Este nos imprime los errores y ademas finaliza el proceso con codigo de salida 1. </text:p>
        </text:list-item>
        <text:list-item>
          <text:p text:style-name="P263">SI no existen errores el codigo continua debajo del await, imprime success y luego da éxito en 0.</text:p>
        </text:list-item>
      </text:list>
      <text:p text:style-name="P92"/>
      <text:p text:style-name="P93">Ahora veamos el comando que creamos para correr este setup de la base de datos.</text:p>
      <text:p text:style-name="P93"/>
      <text:p text:style-name="P241"><text:span text:style-name="T89">"</text:span><text:span text:style-name="T79">setup</text:span><text:span text:style-name="T89">"</text:span><text:span text:style-name="T56">:</text:span><text:span text:style-name="T7"> </text:span><text:span text:style-name="T67">"</text:span><text:span text:style-name="T73">DEBUG=platziverse:* node setup.js</text:span><text:span text:style-name="T67">"</text:span></text:p>
      <text:list xml:id="list7254954371882325356" text:style-name="L19">
        <text:list-item>
          <text:p text:style-name="P299"><text:span text:style-name="T7">Este crea la variable DEBUG y le decimos que nos muestre todos los mensajes de </text:span><text:soft-page-break/><text:span text:style-name="T7">error del proyecto de platziverse.</text:span></text:p>
        </text:list-item>
        <text:list-item>
          <text:p text:style-name="P264">Luego le decimos que ejecute el script de setup que acabamos de crear.</text:p>
        </text:list-item>
      </text:list>
      <text:p text:style-name="P93"/>
      <text:p text:style-name="P93"/>
      <text:p text:style-name="P177"><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94"/>
      <text:p text:style-name="P94"/>
      <text:p text:style-name="P94"/>
      <text:p text:style-name="P94"/>
      <text:p text:style-name="P94"/>
      <text:p text:style-name="P94"/>
      <text:p text:style-name="P13">Creando una advertencia sobre el borrado de base de datos</text:p>
      <text:p text:style-name="P13"/>
      <text:p text:style-name="P177"><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94"/>
      <text:p text:style-name="P178"><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95"/>
      <text:p text:style-name="P95"/>
      <text:p text:style-name="P95">Vamos a utilizar dos dependencias, inquirer y chalk. </text:p>
      <text:list xml:id="list7629521145943867613" text:style-name="L20">
        <text:list-item>
          <text:p text:style-name="P308"><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08"><text:span text:style-name="T7">Chalk</text:span><text:span text:style-name="T10">: Este nos permite agregarle un poco de estetica a nuestra salida de STDOUT de la terminal de comandos. Solo es cuestion para darle colores a nuestra terminal.</text:span></text:p>
        </text:list-item>
      </text:list>
      <text:p text:style-name="P95"/>
      <text:p text:style-name="P74"><text:span text:style-name="T10">Ahora veamos como </text:span><text:span text:style-name="T15">implementamos la solucion para este problema.</text:span></text:p>
      <text:p text:style-name="P96"/>
      <text:list xml:id="list2339429867708311601" text:style-name="L21">
        <text:list-item>
          <text:p text:style-name="P265">Primero requerimos los modulos que acabamos de descargar.</text:p>
        </text:list-item>
        <text:list-item>
          <text:p text:style-name="P265">Luego antes de empezar a manejar el inquirer, tenemos que crear una instancia de un prompt, de esta manera:</text:p>
          <text:list>
            <text:list-item>
              <text:p text:style-name="P245"><text:span text:style-name="T57">const</text:span><text:span text:style-name="T40"> prompt </text:span><text:span text:style-name="T57">=</text:span><text:span text:style-name="T40"> inquirer.</text:span><text:span text:style-name="T50">createPromptModule</text:span><text:span text:style-name="T40">()</text:span></text:p>
            </text:list-item>
          </text:list>
        </text:list-item>
        <text:list-item>
          <text:p text:style-name="P265">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18"><text:span text:style-name="T59">const</text:span><text:span text:style-name="T64"> answer </text:span><text:span text:style-name="T59">=</text:span><text:span text:style-name="T64"> </text:span><text:span text:style-name="T59">await</text:span><text:span text:style-name="T64"> </text:span><text:span text:style-name="T52">prompt</text:span><text:span text:style-name="T64">([</text:span></text:p>
          <text:p text:style-name="P319">{</text:p>
          <text:p text:style-name="P318"><text:span text:style-name="T63">type</text:span><text:span text:style-name="T60">:</text:span><text:span text:style-name="T63"> </text:span><text:span text:style-name="T68">'</text:span><text:span text:style-name="T74">confirm</text:span><text:span text:style-name="T68">'</text:span><text:span text:style-name="T63">,</text:span></text:p>
          <text:p text:style-name="P318"><text:span text:style-name="T63">name</text:span><text:span text:style-name="T60">:</text:span><text:span text:style-name="T63"> </text:span><text:span text:style-name="T68">'</text:span><text:span text:style-name="T74">setup</text:span><text:span text:style-name="T68">'</text:span><text:span text:style-name="T63">,</text:span></text:p>
          <text:p text:style-name="P318"><text:span text:style-name="T63">message</text:span><text:span text:style-name="T60">:</text:span><text:span text:style-name="T63"> </text:span><text:span text:style-name="T68">'</text:span><text:span text:style-name="T74">This will destroy your database, are you sure?</text:span><text:span text:style-name="T68">'</text:span></text:p>
          <text:p text:style-name="P319">}</text:p>
        </text:list-item>
        <text:list-item>
          <text:p text:style-name="P265">Luego evaluamos la respuesta, si esta es falsa, no hara nada, de ser lo contrario este seguira con el flujo del codigo y destruira la base de datos y la configurara de nuevo.</text:p>
          <text:p text:style-name="P245"><text:soft-page-break/><text:span text:style-name="T57">if</text:span><text:span text:style-name="T40"> (</text:span><text:span text:style-name="T57">!</text:span><text:span text:style-name="T40">answer.setup) </text:span><text:span text:style-name="T57">return</text:span><text:span text:style-name="T40"> </text:span><text:span text:style-name="T81">console</text:span><text:span text:style-name="T40">.</text:span><text:span text:style-name="T83">log</text:span><text:span text:style-name="T40">(</text:span><text:span text:style-name="T69">'</text:span><text:span text:style-name="T75">Nothing happened :)</text:span><text:span text:style-name="T69">'</text:span><text:span text:style-name="T40">)</text:span></text:p>
        </text:list-item>
      </text:list>
      <text:p text:style-name="P97"/>
      <text:p text:style-name="P97"/>
      <text:p text:style-name="P98">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8"/>
      <text:p text:style-name="P116">DB_PASS=’foo’ npm run setup.js</text:p>
      <text:p text:style-name="P116"/>
      <text:list xml:id="list2969792882934101599" text:style-name="L22">
        <text:list-item>
          <text:p text:style-name="P320"><text:span text:style-name="T24">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1">pg_hba.conf</text:span><text:span text:style-name="T24"> y lo vamos a abrir con un editor de texto.</text:span></text:p>
          <text:list>
            <text:list-item>
              <text:p text:style-name="P266">Lo que tenemos que hacer es cambiar los valores trust por password para que este nos pida password cada vez que nos intentemos logear como un usuario a la base de datos.</text:p>
            </text:list-item>
          </text:list>
        </text:list-item>
      </text:list>
      <text:p text:style-name="P99"/>
      <text:p text:style-name="P99">Ahora vamos a implementar el modulo de chalk:</text:p>
      <text:list xml:id="list5440488003511947904" text:style-name="L23">
        <text:list-item>
          <text:p text:style-name="P321"><text:span text:style-name="T24">En lugar de imprimir el error </text:span><text:span text:style-name="T25">tan simple como lo hemos estado haciendo, ahora vamos a cambiarle el codigo por lo siguiente:</text:span></text:p>
        </text:list-item>
        <text:list-item>
          <text:p text:style-name="P246"><text:span text:style-name="T82">console</text:span><text:span text:style-name="T42">.</text:span><text:span text:style-name="T84">error</text:span><text:span text:style-name="T42">(</text:span><text:span text:style-name="T76">`</text:span><text:span text:style-name="T58">${</text:span><text:span text:style-name="T42">chalk.</text:span><text:span text:style-name="T51">red</text:span><text:span text:style-name="T42">(</text:span><text:span text:style-name="T70">'</text:span><text:span text:style-name="T76">[faltal error]</text:span><text:span text:style-name="T70">'</text:span><text:span text:style-name="T42">)</text:span><text:span text:style-name="T58">}</text:span><text:span text:style-name="T76"> </text:span><text:span text:style-name="T58">${</text:span><text:span text:style-name="T42">err</text:span><text:span text:style-name="T76">.</text:span><text:span text:style-name="T42">message</text:span><text:span text:style-name="T58">}</text:span><text:span text:style-name="T76">`</text:span><text:span text:style-name="T42">)</text:span></text:p>
          <text:list>
            <text:list-item>
              <text:p text:style-name="P267">Le decimos que imprima un mensaje de color rojo que diga fatal error y ademas que contenga el mensaje que nos manda el script.</text:p>
            </text:list-item>
          </text:list>
        </text:list-item>
      </text:list>
      <text:p text:style-name="P100"/>
      <text:p text:style-name="P218"><text:a xlink:type="simple" xlink:href="https://www.npmjs.com/package/inquirer" text:style-name="Internet_20_link" text:visited-style-name="Visited_20_Internet_20_Link"><text:span text:style-name="T24">https://www.npmjs.com/package/inquirer</text:span></text:a></text:p>
      <text:p text:style-name="P218"><text:a xlink:type="simple" xlink:href="https://www.npmjs.com/package/chalk" text:style-name="Internet_20_link" text:visited-style-name="Visited_20_Internet_20_Link"><text:span text:style-name="T24">https://www.npmjs.com/package/chalk</text:span></text:a></text:p>
      <text:p text:style-name="P219"><text:a xlink:type="simple" xlink:href="https://www.npmjs.com/package/debug" text:style-name="Internet_20_link" text:visited-style-name="Visited_20_Internet_20_Link"><text:span text:style-name="T24">https://www.npmjs.com/package/debug</text:span></text:a></text:p>
      <text:p text:style-name="P101"/>
      <text:p text:style-name="P101"/>
      <text:p text:style-name="P101"/>
      <text:p text:style-name="P101"/>
      <text:p text:style-name="P101"/>
      <text:p text:style-name="P101"/>
      <text:p text:style-name="P14">Introduccion a pruebas unitarias con Ava.js </text:p>
      <text:p text:style-name="P14"/>
      <text:p text:style-name="P75"><text:span text:style-name="T7">Ava.js </text:span><text:span text:style-name="T10">es un test runner que permite definir cada uno de los test de nuestra app y soporta </text:span><text:span text:style-name="T7">ECMAScript 2016</text:span><text:span text:style-name="T10">.</text:span></text:p>
      <text:p text:style-name="P101"/>
      <text:p text:style-name="P76"><text:a xlink:type="simple" xlink:href="https://github.com/avajs/ava-docs/tree/master/es_ES" text:style-name="Internet_20_link" text:visited-style-name="Visited_20_Internet_20_Link"><text:span text:style-name="T10">https://github.com/avajs/ava-docs/tree/master/es_ES</text:span></text:a></text:p>
      <text:p text:style-name="P102"/>
      <text:p text:style-name="P102">Aqui tenemos la documentacion de AVA en espaniol para mas facilidad. </text:p>
      <text:p text:style-name="P102"/>
      <text:p text:style-name="P102">En las siguientes clases iremos creando la API que expondremos a los usuarios para que puedan consumir los datos de la base de datos sin necesidad de que sepan de donde vienen, pero primero vamos a probrar estos como buena practica.</text:p>
      <text:p text:style-name="P102"/>
      <text:p text:style-name="P103">Vamos a instalar el test-runner de AVA:</text:p>
      <text:p text:style-name="P103"/>
      <text:p text:style-name="P117">npm install –save-dev ava</text:p>
      <text:p text:style-name="P117"/>
      <text:p text:style-name="P103"/>
      <text:p text:style-name="P103"><text:soft-page-break/></text:p>
      <text:p text:style-name="P104">Corremos los test con el comando que vamos a crear en el package.json:</text:p>
      <text:p text:style-name="P104"/>
      <text:p text:style-name="P243"><text:span text:style-name="T89">"</text:span><text:span text:style-name="T79">test</text:span><text:span text:style-name="T89">"</text:span><text:span text:style-name="T56">:</text:span><text:span text:style-name="T7"> </text:span><text:span text:style-name="T67">"</text:span><text:span text:style-name="T73">DEBUG=platziverse:* ava test/ --verbose</text:span><text:span text:style-name="T67">"</text:span></text:p>
      <text:p text:style-name="P209"/>
      <text:p text:style-name="P104"/>
      <text:p text:style-name="P105">Teniendo la documentacion sabemos como crear un test con AVA, ahora miremos una asercion no comun:</text:p>
      <text:p text:style-name="P105"/>
      <text:p text:style-name="P242"><text:span text:style-name="T49">test</text:span><text:span text:style-name="T7">(</text:span><text:span text:style-name="T67">'</text:span><text:span text:style-name="T73">Agent</text:span><text:span text:style-name="T67">'</text:span><text:span text:style-name="T7">, </text:span><text:span text:style-name="T87">t</text:span><text:span text:style-name="T7"> </text:span><text:span text:style-name="T56">=&gt;</text:span><text:span text:style-name="T7"> {</text:span></text:p>
      <text:p text:style-name="P234">t.<text:span text:style-name="T47">truthy</text:span>(db.Agent, <text:span text:style-name="T66">'</text:span><text:span text:style-name="T72">Agent service should exist</text:span><text:span text:style-name="T66">'</text:span>)</text:p>
      <text:p text:style-name="P234">})</text:p>
      <text:p text:style-name="P105"/>
      <text:p text:style-name="P105">Este nos comprueba que el valor que nos devuelve el objeto tiene algo, que no nos devuelva un falcy value. </text:p>
      <text:p text:style-name="P105"/>
      <text:p text:style-name="P105">Recordemos que usamos HOOKS, que son funciones que podemos ejecutar antes, despues o siempre de una prueba. Estos son unicos de las pruebas. Las usamos para crear conexión a la base de datos de prueba antes de que haga el test AVA.</text:p>
      <text:p text:style-name="P105"/>
      <text:p text:style-name="P179"><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05"/>
      <text:p text:style-name="P118">Npm i –save defaults</text:p>
      <text:p text:style-name="P105"/>
      <text:p text:style-name="P212">Este nos permite setearle a nuestro archivo de configuracion unas configuraciones por default en las cuales nos vamos a conectar a sqlite, tambien vamos a definir un pool de conexiones y demas.</text:p>
      <text:p text:style-name="P212"/>
      <text:p text:style-name="P236">config <text:span text:style-name="T53">=</text:span> <text:span text:style-name="T47">defaults</text:span>(config, {</text:p>
      <text:p text:style-name="P234">dialect<text:span text:style-name="T53">:</text:span> <text:span text:style-name="T66">'</text:span><text:span text:style-name="T72">sqlite</text:span><text:span text:style-name="T66">'</text:span>,</text:p>
      <text:p text:style-name="P234">pool<text:span text:style-name="T53">:</text:span> {</text:p>
      <text:p text:style-name="P234">max<text:span text:style-name="T53">:</text:span> <text:span text:style-name="T65">10</text:span>,</text:p>
      <text:p text:style-name="P234">min<text:span text:style-name="T53">:</text:span> <text:span text:style-name="T65">0</text:span>,</text:p>
      <text:p text:style-name="P234">idle<text:span text:style-name="T53">:</text:span> <text:span text:style-name="T65">10000</text:span></text:p>
      <text:p text:style-name="P234">},</text:p>
      <text:p text:style-name="P234">query<text:span text:style-name="T53">:</text:span> {</text:p>
      <text:p text:style-name="P234">raw<text:span text:style-name="T53">:</text:span> <text:span text:style-name="T65">true</text:span></text:p>
      <text:p text:style-name="P234">}</text:p>
      <text:p text:style-name="P234">})</text:p>
      <text:p text:style-name="P212"/>
      <text:p text:style-name="P213">Luego de esto ya podemos definir nuestra prueba y correr los test. Un aspecto importante es que usamos sqlite para probrar sobre ella. Para instalarla corremos el siguiente comando:</text:p>
      <text:p text:style-name="P213"/>
      <text:p text:style-name="P194">npm i sqlite3 –save-dev</text:p>
      <text:p text:style-name="P194"/>
      <text:p text:style-name="P201">y listo todo deberia estar funcionando. En el siguiente video vamos a ver los mocks and stubs para crear archivos ficticios para poder probrar sobre ellos y no sobre los reales.</text:p>
      <text:p text:style-name="P201"/>
      <text:p text:style-name="P33"><text:soft-page-break/>Introduccion a code coverage con nyc</text:p>
      <text:p text:style-name="P33"/>
      <text:p text:style-name="P77">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83"/>
      <text:p text:style-name="P183">Lo ideal es mantener el codigo al 100%.</text:p>
      <text:p text:style-name="P183"/>
      <text:p text:style-name="P77"><text:span text:style-name="T16">vamos a instalar </text:span>nyc <text:span text:style-name="T16">que es un wrapper del modulo </text:span>Stanbul<text:span text:style-name="T16">, </text:span>nyc<text:span text:style-name="T16"> nos permite usar Stanbul de una forma mas facil y sencilla. </text:span></text:p>
      <text:p text:style-name="P183"/>
      <text:p text:style-name="P77">Npm i –save-dev nyc</text:p>
      <text:p text:style-name="P183"/>
      <text:p text:style-name="P183">Luego de tenerlo instalado tenemos que modificar nuestro script con el que corremos los test:</text:p>
      <text:p text:style-name="P183"/>
      <text:p text:style-name="P238"><text:span text:style-name="T90">"</text:span><text:span text:style-name="T85">test</text:span><text:span text:style-name="T90">"</text:span><text:span text:style-name="T54">:</text:span><text:span text:style-name="T61"> </text:span><text:span text:style-name="T71">"</text:span><text:span text:style-name="T77">DEBUG=platziverse:* nyc ava test/ --verbose</text:span><text:span text:style-name="T71">"</text:span></text:p>
      <text:p text:style-name="P183"/>
      <text:list xml:id="list4756934944797033789" text:style-name="L24">
        <text:list-item>
          <text:p text:style-name="P311">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11">Estos reportes que nos genera estan en JSON, pero si queremos podemos generarlo en codigo HTML.</text:p>
          <text:list>
            <text:list-item>
              <text:p text:style-name="P247"><text:span text:style-name="T88">"</text:span><text:span text:style-name="T78">test</text:span><text:span text:style-name="T88">"</text:span><text:span text:style-name="T53">:</text:span> <text:span text:style-name="T66">"</text:span><text:span text:style-name="T72">DEBUG=platziverse:* nyc --reporter=lcov ava test/ --verbose</text:span><text:span text:style-name="T66">"</text:span></text:p>
            </text:list-item>
          </text:list>
        </text:list-item>
        <text:list-item>
          <text:p text:style-name="P311">Este nos va a generar una carpeta coverage y dentro de ella nos da una carpeta llamada lcov-reports donde esta un archivo <text:span text:style-name="T1">index.js</text:span> con una mejor estructura y mas facil de leer el reporte.</text:p>
        </text:list-item>
      </text:list>
      <text:p text:style-name="P198"/>
      <text:p text:style-name="P199">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07"/>
      <text:p text:style-name="P202"><text:a xlink:type="simple" xlink:href="https://www.npmjs.com/package/nyc" text:style-name="Internet_20_link" text:visited-style-name="Visited_20_Internet_20_Link"><text:span text:style-name="T7">https://www.npmjs.com/package/nyc</text:span></text:a></text:p>
      <text:p text:style-name="P208"/>
      <text:p text:style-name="P208"/>
      <text:p text:style-name="P208"/>
      <text:p text:style-name="P208"/>
      <text:p text:style-name="P208"/>
      <text:p text:style-name="P208"/>
      <text:p text:style-name="P15">Como hacer Mocks y Stubs con Sinon</text:p>
      <text:p text:style-name="P15"/>
      <text:p text:style-name="P182"><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06"/>
      <text:p text:style-name="P182"><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06"/>
      <text:p text:style-name="P182"><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19"/>
      <text:p text:style-name="P119">Npm install –save-dev sinon </text:p>
      <text:p text:style-name="P119"/>
      <text:p text:style-name="P182"><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06"/>
      <text:p text:style-name="P119">npm i –save-dev proxyquire</text:p>
      <text:p text:style-name="P106"/>
      <text:p text:style-name="P220">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21"/>
      <text:p text:style-name="P221"><draw:frame draw:style-name="fr1" draw:name="Imagen1" text:anchor-type="paragraph" svg:width="17.45cm" svg:height="9.37cm" draw:z-index="0"><draw:image xlink:href="Pictures/1000000000000396000001EDB1C96E5DC4DEF703.png" xlink:type="simple" xlink:show="embed" xlink:actuate="onLoad"/></draw:frame></text:p>
      <text:list xml:id="list5705610978027152342" text:style-name="L25">
        <text:list-item>
          <text:p text:style-name="P257">Esta funcion Spy nos permite saber cuantas veces hemos llamado al metodo y con que parametros.</text:p>
        </text:list-item>
        <text:list-item>
          <text:p text:style-name="P257">Luego cuando hacemos la conexión con nuestros modelos ya lo que vamos a hacer es usar proxyquire y decirle las rutas de requires que tenemos definidos en el archivo index.js que las cambie por estas funciones.</text:p>
        </text:list-item>
      </text:list>
      <text:p text:style-name="P82"/>
      <text:p text:style-name="P82"/>
      <text:p text:style-name="P82">Ahora tenemos que crear sandbox, estos nos permiten crear nuevos contextos de los stubs para cada uno de los test. Y ademas creamos otro test que nos confirme que este si fue llamado. </text:p>
      <text:p text:style-name="P82"/>
      <text:p text:style-name="P82"><draw:frame draw:style-name="fr2" draw:name="Imagen2" text:anchor-type="paragraph" svg:width="19.5cm" svg:height="2.348cm" draw:z-index="1"><draw:image xlink:href="Pictures/10000000000003AA0000007140A3F91AD6EBDEAB.png" xlink:type="simple" xlink:show="embed" xlink:actuate="onLoad"/></draw:frame><text:soft-page-break/></text:p>
      <text:list xml:id="list3391016658051440504" text:style-name="L26">
        <text:list-item>
          <text:p text:style-name="P258">La propiedad <text:span text:style-name="T1">called</text:span>, es parte de Sinon. Existen mas propiedades, como para probar que fue llamada solo una vez, o que fue llamada con tales parametros.</text:p>
        </text:list-item>
      </text:list>
      <text:p text:style-name="P82"/>
      <text:p text:style-name="P82"/>
      <text:p text:style-name="P82">Listo, como en el index.js donde tenemos la configuracion, tenemos que al metodo hasMany y belongsTo le pasamos argumentos vamos a hacer uso de la propiedad que nos entrega Sinon para verificar con que parametro fueron llamados:</text:p>
      <text:p text:style-name="P82"/>
      <text:p text:style-name="P82"><draw:frame draw:style-name="fr1" draw:name="Imagen3" text:anchor-type="paragraph" svg:width="18.256cm" svg:height="3.281cm" draw:z-index="2"><draw:image xlink:href="Pictures/10000000000002B20000007C81AE97792F8539C2.png" xlink:type="simple" xlink:show="embed" xlink:actuate="onLoad"/></draw:frame></text:p>
      <text:list xml:id="list6667468585958983797" text:style-name="L27">
        <text:list-item>
          <text:p text:style-name="P259">Le pasamos por parametro a la funcion el parametro con el que tiene que ser llamada y luego el mensaje de salida.</text:p>
        </text:list-item>
      </text:list>
      <text:p text:style-name="P82"/>
      <text:p text:style-name="P82"/>
      <text:p text:style-name="P82"/>
      <text:p text:style-name="P82"/>
      <text:p text:style-name="P82"/>
      <text:p text:style-name="P82"/>
      <text:p text:style-name="P82"/>
      <text:p text:style-name="P16">Creacion de fixtures y definicion basica del servicio de Agent</text:p>
      <text:p text:style-name="P16"/>
      <text:p text:style-name="P107">Antes de implementar las funciones del servicio Agent vamos a definir los fixtures</text:p>
      <text:p text:style-name="P107"/>
      <text:p text:style-name="P120">Fixtures:<text:span text:style-name="T16"> Son un set de datos que nos permiten simular un escenario cercano al real para poder realizar un test de pruebas.</text:span></text:p>
      <text:p text:style-name="P107"/>
      <text:p text:style-name="P108">Vamos a crear nuestro archivo de Fixture del Agente:</text:p>
      <text:p text:style-name="P108">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8"/>
      <text:p text:style-name="P108">Luego creamos el test para pobrar que lo que nos devuelve el modelo de Agente sea lo mismo que tenemos en Fixture que creamos para el agente.</text:p>
      <text:p text:style-name="P108"><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1309560762298680480" text:style-name="L28">
        <text:list-item>
          <text:p text:style-name="P268">Aca pues hacemos que retorne un agente con ciertos atributos o que retorne un arreglo con varios agentes. Ademas que podemos hacer uso de requerir agente filtrados como lo vemos en la parte de abajo.</text:p>
        </text:list-item>
        <text:list-item>
          <text:p text:style-name="P272"><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272"><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08"/>
      <text:p text:style-name="P108"/>
      <text:p text:style-name="P108"/>
      <text:p text:style-name="P108"/>
      <text:p text:style-name="P189">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90"/>
      <text:p text:style-name="P190"/>
      <text:p text:style-name="P190"/>
      <text:p text:style-name="P190"/>
      <text:p text:style-name="P190"/>
      <text:p text:style-name="P190"/>
      <text:p text:style-name="P190"/>
      <text:p text:style-name="P190"/>
      <text:p text:style-name="P190"/>
      <text:p text:style-name="P17"><text:soft-page-break/>Implementacion de findById y pruebas en el servicio AgentModel</text:p>
      <text:p text:style-name="P108"/>
      <text:p text:style-name="P109">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9"/>
      <text:p text:style-name="P109">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9"/>
      <text:p text:style-name="P110">A faltaba decir que se implemento el modulo de AgentModel pero este va a ser usado solo como un wrapper para que el usuario que este consumiendo nuestro modelo no sepa de donde vengan los datos que se le van a entregar. </text:p>
      <text:p text:style-name="P110"/>
      <text:p text:style-name="P110">Veamos las imagenes del codigo:</text:p>
      <text:p text:style-name="P110"/>
      <text:p text:style-name="P110"><draw:frame draw:style-name="fr2" draw:name="Imagen5" text:anchor-type="paragraph" svg:width="19.5cm" svg:height="3.604cm" draw:z-index="4"><draw:image xlink:href="Pictures/1000000000000367000000A1F057C97035FD2BA3.png" xlink:type="simple" xlink:show="embed" xlink:actuate="onLoad"/></draw:frame></text:p>
      <text:list xml:id="list4325389388601722692" text:style-name="L29">
        <text:list-item>
          <text:p text:style-name="P269">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10"/>
      <text:p text:style-name="P110">Ademas vamos a crear dos instancias de los fixtures haciendo uso de la propiedad de los objetos:</text:p>
      <text:p text:style-name="P110"><draw:frame draw:style-name="fr1" draw:name="Imagen6" text:anchor-type="paragraph" svg:width="18.574cm" svg:height="2.117cm" draw:z-index="5"><draw:image xlink:href="Pictures/10000000000002BE00000050EB35CE7BF4FFB0DD.png" xlink:type="simple" xlink:show="embed" xlink:actuate="onLoad"/></draw:frame></text:p>
      <text:p text:style-name="P110">Ahora veamos como quedaria nuestro test:</text:p>
      <text:p text:style-name="P110"><draw:frame draw:style-name="fr2" draw:name="Imagen7" text:anchor-type="paragraph" svg:width="19.5cm" svg:height="4.048cm" draw:z-index="6"><draw:image xlink:href="Pictures/1000000000000398000000BF0FDC579314D52675.png" xlink:type="simple" xlink:show="embed" xlink:actuate="onLoad"/></draw:frame></text:p>
      <text:list xml:id="list6970747999439543911" text:style-name="L30">
        <text:list-item>
          <text:p text:style-name="P273"><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10"/>
      <text:p text:style-name="P110"/>
      <text:p text:style-name="P110"/>
      <text:p text:style-name="P110"/>
      <text:p text:style-name="P18">Implementacion de createOrUpdate</text:p>
      <text:p text:style-name="P18"/>
      <text:p text:style-name="P111">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11"/>
      <text:p text:style-name="P121"><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11"/>
      <text:p text:style-name="P111">Veamos el codigo importante, el resto esta en el repositorio de github.com.</text:p>
      <text:p text:style-name="P111"/>
      <text:p text:style-name="P111"><draw:frame draw:style-name="fr4" draw:name="Imagen8" text:anchor-type="paragraph" svg:width="19.5cm" svg:height="9.738cm" draw:z-index="7"><draw:image xlink:href="Pictures/1000000000000387000001C38A68AEE6B0CB6FEB.png" xlink:type="simple" xlink:show="embed" xlink:actuate="onLoad"/></draw:frame></text:p>
      <text:list xml:id="list1219341375143336880" text:style-name="L31">
        <text:list-item>
          <text:p text:style-name="P270">Como vemos hacemos uso de Async para resolver las promesas que nos devuelve sequelize con los metodos. El codigo es evidente y creo que no necesita explicacion.</text:p>
        </text:list-item>
      </text:list>
      <text:p text:style-name="P111"/>
      <text:p text:style-name="P111"/>
      <text:p text:style-name="P111"/>
      <text:p text:style-name="P111"/>
      <text:p text:style-name="P111"/>
      <text:p text:style-name="P111"><text:soft-page-break/>Ahora veamos como creamos los Stubs para estos metodos de sequelize:</text:p>
      <text:p text:style-name="P111"/>
      <text:p text:style-name="P111"><draw:frame draw:style-name="fr2" draw:name="Imagen9" text:anchor-type="paragraph" svg:width="19.5cm" svg:height="7.003cm" draw:z-index="8"><draw:image xlink:href="Pictures/10000000000003A20000014ED8B7C053EEE95E76.png" xlink:type="simple" xlink:show="embed" xlink:actuate="onLoad"/></draw:frame></text:p>
      <text:list xml:id="list8722876204266527947" text:style-name="L32">
        <text:list-item>
          <text:p text:style-name="P271">Como vemos implementamos un codigo similar a los anteriores stubs, solo que varia un poco la logica de los argumentos que necesita cada uno de los metodos.</text:p>
        </text:list-item>
      </text:list>
      <text:p text:style-name="P111">El test tambien es simple y no contiene nada del otro mundo, asi que no voy a poner pantallazo de este codigo, si lo queremos ver podemos ir al repositorio de github</text:p>
      <text:p text:style-name="P166"/>
      <text:p text:style-name="P133"/>
      <text:p text:style-name="P133"/>
      <text:p text:style-name="P133"/>
      <text:p text:style-name="P133"/>
      <text:p text:style-name="P133"/>
      <text:p text:style-name="P19">Revision del servicio Agent</text:p>
      <text:p text:style-name="P134"/>
      <text:p text:style-name="P134">Ya aprendimos a implementar pruebas unitarias. Ahora haremos la revision de las funciones que implementamos para entender como se creo el servicio completo.</text:p>
      <text:p text:style-name="P134"/>
      <text:p text:style-name="P122"><text:span text:style-name="T16">Para implementar las pruebas de las funciones se definen unos argumentos que se reutilizan para trabajar con nuestros </text:span><text:span text:style-name="T4">stubs</text:span><text:span text:style-name="T16">, y creamos unas nuevas tambien.</text:span></text:p>
      <text:p text:style-name="P134"/>
      <text:p text:style-name="P135">En este lado voy a implementar los diferentes metodos que hacian falta y que van a ser muy similares a los anteriores, ademas de tambien implementar los test.</text:p>
      <text:p text:style-name="P135"/>
      <text:p text:style-name="P136"/>
      <text:p text:style-name="P136"/>
      <text:p text:style-name="P136"/>
      <text:p text:style-name="P136"/>
      <text:p text:style-name="P136"/>
      <text:p text:style-name="P20">Implementacion del servicio Metric</text:p>
      <text:p text:style-name="P20"/>
      <text:p text:style-name="P136">El srevicio <text:span text:style-name="T1">Agent </text:span>lo que hace es reportar unas metricas cada cierto tiempo. Para implementar el servicio <text:span text:style-name="T1">Metric</text:span> vamos a necesitar tres funciones asincronas:</text:p>
      <text:p text:style-name="P136"/>
      <text:list xml:id="list6842864235413090300" text:style-name="L33">
        <text:list-item>
          <text:p text:style-name="P274">create:<text:span text:style-name="T16"> Que va a recibir dos parametros: el ID del agente y la metrica.</text:span></text:p>
        </text:list-item>
        <text:list-item>
          <text:p text:style-name="P274">FindByAgentUuis:<text:span text:style-name="T16"> En el que vamos a hacer una consulta que va a buscar todas </text:span><text:soft-page-break/><text:span text:style-name="T16">las metricas cuyo AgentId es igual.</text:span></text:p>
        </text:list-item>
        <text:list-item>
          <text:p text:style-name="P274">FindByTypeAgentUuid:<text:span text:style-name="T16"> Que va a buscar por tipo de metrica y por AgentId.</text:span></text:p>
        </text:list-item>
      </text:list>
      <text:p text:style-name="P136"/>
      <text:p text:style-name="P136"/>
      <text:p text:style-name="P123">Reto #1:</text:p>
      <text:p text:style-name="P136">Como implementarias las pruebas de Metric? Comparte tu solucion en el sistema de discusiones <text:s/>o haz un pull request al repositorio del proyecto.</text:p>
      <text:p text:style-name="P136"/>
      <text:p text:style-name="P136"/>
      <text:p text:style-name="P137">Vamos a crear los metodos para poder traer las metricas por tipo según el <text:span text:style-name="T3">uuid</text:span> que tenga el Agente, para esto vamos a usar un JOIN usando la especificacion que nos da sequelize, veamos el codigo:</text:p>
      <text:p text:style-name="P137"/>
      <text:p text:style-name="P137"><draw:frame draw:style-name="fr2" draw:name="Imagen10" text:anchor-type="paragraph" svg:width="19.5cm" svg:height="5.89cm" draw:z-index="9"><draw:image xlink:href="Pictures/100000000000038B00000112EAD3C38AB789EA9E.png" xlink:type="simple" xlink:show="embed" xlink:actuate="onLoad"/></draw:frame></text:p>
      <text:list xml:id="list7610947877226834743" text:style-name="L34">
        <text:list-item>
          <text:p text:style-name="P277">Creamos la funcion que vamos a exportar en la que vamos a recibir el modelo de Agente y metrica, luego hacemos un JOIN para traer metricas según el Uuid del modelo del agente.</text:p>
        </text:list-item>
        <text:list-item>
          <text:p text:style-name="P277">Para esto le decimos los atributos que queremos traer del primer modelo, luego le decimos que lo vamos a organizar por el tipo.</text:p>
        </text:list-item>
        <text:list-item>
          <text:p text:style-name="P277">Hacemos un JOIN usando la palabra <text:span text:style-name="T1">include</text:span> y dentro de este le vamos a pasar los atributos que vamos a traer de la tabla a la que le vamos a hacer el JOIN y luego le decimos el nombre de la tabla.</text:p>
        </text:list-item>
        <text:list-item>
          <text:p text:style-name="P277">Por ultimo le indicamos que nos estrege todo en formato JSON.</text:p>
        </text:list-item>
      </text:list>
      <text:p text:style-name="P137"/>
      <text:p text:style-name="P137"/>
      <text:p text:style-name="P137"/>
      <text:p text:style-name="P137"/>
      <text:p text:style-name="P137"/>
      <text:p text:style-name="P137"/>
      <text:p text:style-name="P137"/>
      <text:p text:style-name="P21">RETO: Como modificar el script de inicializacion de la base de datos.</text:p>
      <text:p text:style-name="P138"/>
      <text:p text:style-name="P138">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38">Sabiendo como usar este se valido si existia el flag para automatizar el script y que no haga una confirmacion. Veamos el codigo importante y nuevo:</text:p>
      <text:p text:style-name="P222"/>
      <text:p text:style-name="P222"><draw:frame draw:style-name="fr3" draw:name="Imagen11" text:anchor-type="paragraph" svg:x="0cm" svg:y="0cm" svg:width="11.562cm" svg:height="2.672cm" draw:z-index="10"><draw:image xlink:href="Pictures/10000000000001B500000065BF7EC75F3DC45446.png" xlink:type="simple" xlink:show="embed" xlink:actuate="onLoad"/></draw:frame><text:soft-page-break/></text:p>
      <text:p text:style-name="P137"/>
      <text:p text:style-name="P191"/>
      <text:p text:style-name="P191"/>
      <text:p text:style-name="P191"/>
      <text:p text:style-name="P191"/>
      <text:list xml:id="list5152608267826912823" text:style-name="L35">
        <text:list-item>
          <text:p text:style-name="P278">Al metodo de node le agregamos un metodo de los array llamado Find() para que el primer argumento que haga match con el filtro que le pasamos nos haga las instrucciones de abajo.</text:p>
        </text:list-item>
        <text:list-item>
          <text:p text:style-name="P278">Debemos recordar que <text:span text:style-name="T1">process.argv </text:span>nos retornara un array con el resultado.</text:p>
        </text:list-item>
      </text:list>
      <text:p text:style-name="P138"/>
      <text:p text:style-name="P138"><text:a xlink:type="simple" xlink:href="https://nodejs.org/docs/latest/api/process.html#process_process_argv" text:style-name="Internet_20_link" text:visited-style-name="Visited_20_Internet_20_Link">https://nodejs.org/docs/latest/api/process.html#process_process_argv</text:a></text:p>
      <text:p text:style-name="P138">Aqui tenemos la documentacion de este proceso.</text:p>
      <text:p text:style-name="P138"/>
      <text:p text:style-name="P138"/>
      <text:p text:style-name="P138"/>
      <text:p text:style-name="P138"/>
      <text:p text:style-name="P138"/>
      <text:p text:style-name="P138"/>
      <text:p text:style-name="P22">Definicion de un Broker de Mensajeria</text:p>
      <text:p text:style-name="P139"/>
      <text:p text:style-name="P139">Platziverse MQTT va a ser el servidor encargado de recibir los mensaje de los agentes de monitoreo y re-distribuirlos a los agentes que estaran “escuchando” o la espera de mensaje.</text:p>
      <text:p text:style-name="P139"/>
      <text:p text:style-name="P139">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39"/>
      <text:p text:style-name="P139"/>
      <text:p text:style-name="P139"/>
      <text:p text:style-name="P139"/>
      <text:p text:style-name="P139"/>
      <text:p text:style-name="P23">Definicion de los tipos de mensajes</text:p>
      <text:p text:style-name="P23"/>
      <text:p text:style-name="P140">Antes de empezar con la implementacion de nuestro servidor de MQTT debemos definir el tipo de mensajes que vamos a utilizar.</text:p>
      <text:p text:style-name="P140"/>
      <text:p text:style-name="P140">Crearemos un archivo readme en nuestra carpeta “platziverse-mqtt”</text:p>
      <text:p text:style-name="P140"/>
      <text:p text:style-name="P140">Vamos a utilizar un evento para cuando el usuario se conecte para esto utilizamos “agent/connected” ademas utilizaremos “agent/disconnected” para cuando el agente se desconecte y por ultimo un evento para cuando nos envien un mensaje “agent/message”.</text:p>
      <text:p text:style-name="P140"/>
      <text:p text:style-name="P141"/>
      <text:p text:style-name="P141"/>
      <text:p text:style-name="P141"/>
      <text:p text:style-name="P24"><text:soft-page-break/>Implementacion del servidor MQTT</text:p>
      <text:p text:style-name="P24"/>
      <text:p text:style-name="P141">Vamos a comenzar con la implementacion de nuestro servidor de MQTT.</text:p>
      <text:p text:style-name="P141"/>
      <text:p text:style-name="P141">Por defecto el puerto donde va a correr el servidor MQTT es el 8083.</text:p>
      <text:p text:style-name="P141"/>
      <text:p text:style-name="P142">Vamos a iniciar un nuevo modulo de node.js y vamos a instalar las siguientes dependencias de desarrollo:</text:p>
      <text:p text:style-name="P142"/>
      <text:p text:style-name="P124">npm i –save-dev standard nodemon</text:p>
      <text:p text:style-name="P142"/>
      <text:list xml:id="list1067083809555282004" text:style-name="L36">
        <text:list-item>
          <text:p text:style-name="P279">Nodemon nos permite facilitar la carga de los cambios que realicemos en nuestro server de node.js, pero ojo no vamos a usar este en un ambiente de produccion, solo lo vamos a usar en el ambiente de desarrollo.</text:p>
        </text:list-item>
      </text:list>
      <text:p text:style-name="P142"/>
      <text:p text:style-name="P124"><text:a xlink:type="simple" xlink:href="https://nodemon.io/" text:style-name="Internet_20_link" text:visited-style-name="Visited_20_Internet_20_Link"><text:span text:style-name="T16">https://nodemon.io/</text:span></text:a></text:p>
      <text:p text:style-name="P142"/>
      <text:p text:style-name="P142">Ahora vamos a crear los scripts necesarios para correr nuestro proyecto tanto para desarrollo como para produccion.</text:p>
      <text:p text:style-name="P142"/>
      <text:p text:style-name="P142"><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39"/>
      <text:p text:style-name="P139"/>
      <text:p text:style-name="P139"/>
      <text:p text:style-name="P139"/>
      <text:p text:style-name="P139"/>
      <text:list xml:id="list407794115000937075" text:style-name="L37">
        <text:list-item>
          <text:p text:style-name="P280">Le decimos que en uno nos use DEBUG para ver los errores y ademas que nos ejecute el servidor usando nodemon para recargar los cambios que ocurran en nuestro codigo.</text:p>
        </text:list-item>
        <text:list-item>
          <text:p text:style-name="P280">Luego esta el script para produccion donde le seteamos una variable de entorno a node que diga produccion y ejecutamos el script de nuestro servidor.</text:p>
        </text:list-item>
      </text:list>
      <text:p text:style-name="P142"/>
      <text:p text:style-name="P142"/>
      <text:p text:style-name="P143">Ahora seguimos instalando nuestras dependencias del modulo:</text:p>
      <text:p text:style-name="P143"/>
      <text:p text:style-name="P125">npm install –save debug mosca redis chalk</text:p>
      <text:p text:style-name="P125"/>
      <text:list xml:id="list7124014506038558031" text:style-name="L38">
        <text:list-item>
          <text:p text:style-name="P281">mosca es nuestro modulo que nos permite implementar un servidor <text:span text:style-name="T1">mqtt</text:span>, y redis sera nuestro backend de almacenamiento de mensajes.</text:p>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text:soft-page-break/>Ahora veamos la implementacion basica de un servidor usando mosca y como backend redis:</text:p>
      <text:p text:style-name="P145"><draw:frame draw:style-name="fr2" draw:name="Imagen13" text:anchor-type="paragraph" svg:width="19.5cm" svg:height="9.37cm" draw:z-index="12"><draw:image xlink:href="Pictures/1000000000000385000001B14306D46B3F5B38B8.png" xlink:type="simple" xlink:show="embed" xlink:actuate="onLoad"/></draw:frame></text:p>
      <text:list xml:id="list3540425102101250366" text:style-name="L39">
        <text:list-item>
          <text:p text:style-name="P282">Mosca necesita un objeto de configuracion con el puerto en el que va a correr y ademas un objeto del backend que vamos a manejar para almacenar los mensajes que nos lleguen al servidor.</text:p>
        </text:list-item>
        <text:list-item>
          <text:p text:style-name="P282">En el objeto del backend le decimos el tipo que sera, la referencia del objeto de redis que requerimos y ademas que nos retorne un buffer que lo que hace es convertir a binario los datos y asi mas facil procesarlos.</text:p>
        </text:list-item>
        <text:list-item>
          <text:p text:style-name="P282">Luego creamos la instancia y como este es un event emiter, creamos un evento cuando este este listo.</text:p>
        </text:list-item>
      </text:list>
      <text:p text:style-name="P145"/>
      <text:p text:style-name="P145"/>
      <text:p text:style-name="P146">Una cosa importante es que para poder correr redis tenemos que tener corriendo este servidor de redis.</text:p>
      <text:p text:style-name="P146"/>
      <text:p text:style-name="P147">Podemos instalarlo asi:</text:p>
      <text:list xml:id="list3644812616734418000" text:style-name="L40">
        <text:list-item>
          <text:p text:style-name="P283">wget <text:a xlink:type="simple" xlink:href="http://download.redis.io/redis-stable.tar.gz" text:style-name="Internet_20_link" text:visited-style-name="Visited_20_Internet_20_Link">http://download.redis.io/redis-stable.tar.gz</text:a></text:p>
        </text:list-item>
        <text:list-item>
          <text:p text:style-name="P283">Descomprimimos el torball: tar xvzf redis-stable.tar.gz</text:p>
        </text:list-item>
        <text:list-item>
          <text:p text:style-name="P283">Luego entramos a la carpeta <text:span text:style-name="T1">cd redis-stable</text:span>.</text:p>
        </text:list-item>
        <text:list-item>
          <text:p text:style-name="P283">Por ultimo instalamos el paquete: <text:span text:style-name="T1">make</text:span></text:p>
        </text:list-item>
        <text:list-item>
          <text:p text:style-name="P283">Ya podemos correr redis, con el comando <text:span text:style-name="T1">redis-server &amp; </text:span><text:s/>y lo podemos mandar a background si queremos.</text:p>
        </text:list-item>
      </text:list>
      <text:p text:style-name="P147"/>
      <text:p text:style-name="P147"/>
      <text:p text:style-name="P147"/>
      <text:p text:style-name="P147"/>
      <text:p text:style-name="P147"/>
      <text:p text:style-name="P147"/>
      <text:p text:style-name="P147"/>
      <text:p text:style-name="P147"/>
      <text:p text:style-name="P147"/>
      <text:p text:style-name="P25"><text:soft-page-break/>Como recibir mensajes</text:p>
      <text:p text:style-name="P25"/>
      <text:p text:style-name="P147">Ya tenemos implementado el servidor, pero hasta ahora no sabemos como recibir mensajes, ya sea cuando un cliente se conecta, o cuando hay un mensaje.</text:p>
      <text:p text:style-name="P147"/>
      <text:p text:style-name="P148">Para recibir un mensaje este el evento que se tiene que emitir. </text:p>
      <text:list xml:id="list7284538120575268407" text:style-name="L41">
        <text:list-item>
          <text:p text:style-name="P284"><draw:frame draw:style-name="fr2" draw:name="Imagen14" text:anchor-type="paragraph" svg:width="19.5cm" svg:height="2.826cm" draw:z-index="13"><draw:image xlink:href="Pictures/100000000000037A0000008181F43BE87D463020.png" xlink:type="simple" xlink:show="embed" xlink:actuate="onLoad"/></draw:frame>Como vemos este recibe un packet, que basicamente es el que contiene toda la informacion del cliente mqtt que se va a conectar. </text:p>
        </text:list-item>
        <text:list-item>
          <text:p text:style-name="P275">Topic: <text:span text:style-name="T16">Es el tipo del objeto que nos llega, por ejemplo: AgentDisconnected, AgentConnected, AgentMessage. Como la logica que definimos para guardar nuestros agentes y metricas.</text:span></text:p>
        </text:list-item>
        <text:list-item>
          <text:p text:style-name="P275">Payload<text:span text:style-name="T16">: Contiene el mensaje del agente que nos envia algo.</text:span></text:p>
        </text:list-item>
      </text:list>
      <text:p text:style-name="P148"/>
      <text:p text:style-name="P126"><text:span text:style-name="T16">Ahora tenemos que instalar un agente </text:span>mqtt<text:span text:style-name="T16"> para poder probar estos eventos, podemos instalar uno de manera global:</text:span></text:p>
      <text:p text:style-name="P148"/>
      <text:p text:style-name="P126"><text:span text:style-name="T91">sudo </text:span>npm install -g mqtt</text:p>
      <text:p text:style-name="P126"/>
      <text:p text:style-name="P149">Luego ponemos a correr nuestros servidor de mosca y despues de que este corriendo podemos abrir una nueva terminal de comandos y enviar el siguiente comando con <text:span text:style-name="T1">mqtt</text:span></text:p>
      <text:p text:style-name="P149"/>
      <text:p text:style-name="P127">mqtt pub -t 'agent/message' -h localhost -m 'hello platziverse'</text:p>
      <text:p text:style-name="P148"/>
      <text:list xml:id="list8570920202774935294" text:style-name="L42">
        <text:list-item>
          <text:p text:style-name="P276"><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49">Luego recibiremos un output asi:</text:p>
      <text:p text:style-name="P149"><draw:frame draw:style-name="fr3" draw:name="Imagen15" text:anchor-type="paragraph" svg:x="0.065cm" svg:y="0.28cm" svg:width="12.012cm" svg:height="3.254cm" draw:z-index="14"><draw:image xlink:href="Pictures/10000000000001C60000007B9A50CA3760C52073.png" xlink:type="simple" xlink:show="embed" xlink:actuate="onLoad"/></draw:frame></text:p>
      <text:p text:style-name="P149"/>
      <text:p text:style-name="P148"/>
      <text:p text:style-name="P148"/>
      <text:p text:style-name="P148"/>
      <text:p text:style-name="P148"/>
      <text:p text:style-name="P148"/>
      <text:p text:style-name="P148"/>
      <text:p text:style-name="P148"/>
      <text:list xml:id="list1658180986583061392" text:style-name="L43">
        <text:list-item>
          <text:p text:style-name="P285">El mensaje que realmente nos importa es el payload y el recieved que tenemos encima del payload con nuestro mensaje, esos si nos llegan a nosotros, los otros son internos de mqtt.</text:p>
        </text:list-item>
      </text:list>
      <text:p text:style-name="P149"/>
      <text:p text:style-name="P150">Tambien podemos enviar objetos JSON dentro del mensaje:</text:p>
      <text:p text:style-name="P128">mqtt pub -t 'agent/message' -h localhost -m '{ “hello”: “platziverse” }'</text:p>
      <text:p text:style-name="P128"/>
      <text:p text:style-name="P150">Despues tenemos que implementar una logica para poder pasar o convertir estos objetos que recibimos en objetos JSON para poder operar sobre ellos.</text:p>
      <text:p text:style-name="P150"/>
      <text:p text:style-name="P151"><text:soft-page-break/>Ahora miremos como manejar los errores, las promesas rechazadas y las excepciones no manejadas, siempre debemos hacer esto como buena practica cuando desarrollamos aplicaciones JS:</text:p>
      <text:p text:style-name="P151"><draw:frame draw:style-name="fr2" draw:name="Imagen16" text:anchor-type="paragraph" svg:width="19.5cm" svg:height="5.521cm" draw:z-index="15"><draw:image xlink:href="Pictures/10000000000003B60000010D1B5A88E8ECA52F29.png" xlink:type="simple" xlink:show="embed" xlink:actuate="onLoad"/></draw:frame></text:p>
      <text:p text:style-name="P151"/>
      <text:p text:style-name="P151"/>
      <text:p text:style-name="P151"/>
      <text:p text:style-name="P151"/>
      <text:p text:style-name="P26">Como integrar el servidor MQTT con la base de datos</text:p>
      <text:p text:style-name="P152"/>
      <text:p text:style-name="P152">Hay muchas formas de publicar nuestro modulo. En este caso vamos a referenciarlo como un modulo local.</text:p>
      <text:p text:style-name="P152"/>
      <text:p text:style-name="P129">RETO #3:</text:p>
      <text:p text:style-name="P152">Ves un patron aquí? -El modulo de configuracion se reutiliza del script de configuracion de la base de datos, puedes volverlo un modulo standalone? Como lo llamarias?</text:p>
      <text:p text:style-name="P152"/>
      <text:p text:style-name="P152"/>
      <text:p text:style-name="P153">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53"/>
      <text:list xml:id="list4720429501271548942" text:style-name="L44">
        <text:list-item>
          <text:p text:style-name="P286"><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286">Luego ya podemos usar los modelos de agent y metrica.</text:p>
        </text:list-item>
      </text:list>
      <text:p text:style-name="P153"/>
      <text:p text:style-name="P153">Ahora como vemos que este objeto de configuracion se repite para cada uno de nuestros modulos, como reto vamos a hacer un modulo o una funcion pequenia que nos permita requerir este objeto y usarlo donde lo necesitemos.</text:p>
      <text:p text:style-name="P153"/>
      <text:p text:style-name="P154"><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54"/>
      <text:p text:style-name="P154"/>
      <text:p text:style-name="P154"/>
      <text:p text:style-name="P154"/>
      <text:p text:style-name="P154"/>
      <text:p text:style-name="P27">Como almacenar la informacion del agente y reportar el <text:span text:style-name="T92">agente </text:span>conectado</text:p>
      <text:p text:style-name="P155"/>
      <text:p text:style-name="P130"><text:span text:style-name="T16">Para implementar la persistencia de los mensaje en la base de datos necesitamos tener una referencia de todos los agentes que tenemos conectados. Tenemos que crear un mapa de </text:span>JavaScript<text:span text:style-name="T16">.</text:span></text:p>
      <text:p text:style-name="P130"><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55"/>
      <text:p text:style-name="P155">Despues vamos a empezar a trabajar con los mensajes que publican en nuestro servidor. Para eso vamos a optener el topic y hacer un switch.</text:p>
      <text:p text:style-name="P130"><text:span text:style-name="T16">EL </text:span>switch<text:span text:style-name="T16"> es una estructura de control de </text:span>JS<text:span text:style-name="T16"> que permite ejecutar un codigo.</text:span></text:p>
      <text:p text:style-name="P155"/>
      <text:p text:style-name="P156">Creamos un codigo para guardar las referencias de todos los agentes que se conecten, para esto vamos a usar una propiedad de objetos llamada <text:span text:style-name="T1">.Map(), </text:span>este e<text:span text:style-name="T93">s un objeto que itera sobre sus elementos en orden que son insertados y devuelven un objeto de llave valor para cada iteracion.</text:span></text:p>
      <text:p text:style-name="P156"/>
      <text:p text:style-name="P157"><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57"/>
      <text:list xml:id="list4200665628393435491" text:style-name="L45">
        <text:list-item>
          <text:p text:style-name="P287"><draw:frame draw:style-name="fr2" draw:name="Imagen18" text:anchor-type="paragraph" svg:width="19.5cm" svg:height="4.103cm" draw:z-index="17"><draw:image xlink:href="Pictures/1000000000000395000000C1D29A2657E592DCFD.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57"/>
      <text:p text:style-name="P157">Ahora veamos como implementamos en el evento de publish la forma de crear o actualizar un agente:</text:p>
      <text:p text:style-name="P157"/>
      <text:p text:style-name="P157"><draw:frame draw:style-name="fr3" draw:name="Imagen19" text:anchor-type="paragraph" svg:x="0.019cm" svg:y="0cm" svg:width="18.191cm" svg:height="13.365cm" draw:z-index="18"><draw:image xlink:href="Pictures/10000000000003230000024E4E98A4C35488324F.png" xlink:type="simple" xlink:show="embed" xlink:actuate="onLoad"/></draw:frame><text:soft-page-break/></text:p>
      <text:list xml:id="list4211699697905782121" text:style-name="L46">
        <text:list-item>
          <text:p text:style-name="P288">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288">Como el payload nos llega en Buffer o en otro formato, lo primero que hacemos es <text:span text:style-name="T94">convertirlo a String, en el caso de que sea un Buffer y luego lo pasamos a Formato de objeto JavaScript.</text:span></text:p>
        </text:list-item>
        <text:list-item>
          <text:p text:style-name="P289">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289">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58"/>
      <text:p text:style-name="P158"/>
      <text:p text:style-name="P158"/>
      <text:p text:style-name="P158"/>
      <text:p text:style-name="P158"/>
      <text:p text:style-name="P158"/>
      <text:p text:style-name="P158"/>
      <text:p text:style-name="P223"><text:soft-page-break/>Como almacenar la informacion de las metricas</text:p>
      <text:p text:style-name="P158"/>
      <text:p text:style-name="P159">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59"/>
      <text:p text:style-name="P159">Como identificar cuando alguien se desconecta?</text:p>
      <text:p text:style-name="P159"/>
      <text:p text:style-name="P159">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59"/>
      <text:p text:style-name="P160">Aca ya vamos a implementar un codigo para poder crear las metricas que nos va reportando un agente.</text:p>
      <text:p text:style-name="P160"/>
      <text:p text:style-name="P160"><draw:frame draw:style-name="fr3" draw:name="Imagen20" text:anchor-type="paragraph" svg:x="0.053cm" svg:y="0cm" svg:width="12.621cm" svg:height="5.424cm" draw:z-index="19"><draw:image xlink:href="Pictures/10000000000001DD000000CD4711ECA525779C28.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list xml:id="list184626971996874007" text:style-name="L47">
        <text:list-item>
          <text:p text:style-name="P290">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290">Por ultimo podemos mostrar un mensaje de debug para ver lo que guardamos.</text:p>
        </text:list-item>
      </text:list>
      <text:p text:style-name="P160"/>
      <text:p text:style-name="P160">Ahora tenemos que implementar la parte de la desconexion de un agente.</text:p>
      <text:p text:style-name="P160"/>
      <text:p text:style-name="P160"><draw:frame draw:style-name="fr1" draw:name="Imagen21" text:anchor-type="paragraph" svg:width="18.27cm" svg:height="7.387cm" draw:z-index="20"><draw:image xlink:href="Pictures/10000000000003C7000001870BA1F25403CD7A7B.png" xlink:type="simple" xlink:show="embed" xlink:actuate="onLoad"/></draw:frame></text:p>
      <text:list xml:id="list2111108743019792188" text:style-name="L48">
        <text:list-item>
          <text:p text:style-name="P291"><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291">Luego podemos borrar el cliente del objeto con <text:span text:style-name="T1">delete.</text:span></text:p>
        </text:list-item>
        <text:list-item>
          <text:p text:style-name="P292">Por ultimo enviamos un mensaje notificando que se desconecto el agente.</text:p>
        </text:list-item>
      </text:list>
      <text:p text:style-name="P161"/>
      <text:p text:style-name="P161"/>
      <text:p text:style-name="P161"/>
      <text:p text:style-name="P161"/>
      <text:p text:style-name="P161"/>
      <text:p text:style-name="P161"/>
      <text:p text:style-name="P161"/>
      <text:p text:style-name="P28">Probando el servidor MQTT (Ejemplo con mqtt client)</text:p>
      <text:p text:style-name="P162"/>
      <text:p text:style-name="P162">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62">Vamos a enviar un <text:span text:style-name="T1">agentMessage</text:span> y el mensaje que vamos a enviar sera un objeto <text:span text:style-name="T1">JSON</text:span> con la informacion del agente y la informacion de las metricas. Un objeto y un arreglo, respectivamente.</text:p>
      <text:p text:style-name="P162"/>
      <text:p text:style-name="P131">RETO #4<text:span text:style-name="T16">:</text:span></text:p>
      <text:p text:style-name="P162">Actualmente las metricas se almacenan en serie en la base de datos, refactorizar para que se almacenen en paralelo.</text:p>
      <text:p text:style-name="P162"/>
      <text:p text:style-name="P162"/>
      <text:p text:style-name="P163">Aca lo que hicimos fue enviar un mensaje a la ruta de <text:span text:style-name="T1">agent/message</text:span> para almacenar un agente y depaso almacenar las metricas que nos vaya reportando este agente.</text:p>
      <text:p text:style-name="P163">Veamos la estructura de un mensaje con formato JSON bien armado:</text:p>
      <text:p text:style-name="P163"/>
      <text:p text:style-name="P132">mqtt pub -t 'agent/message' -m '{ "agent": { "uuid": "xxx", "name": "Steven", "username": "prueba", "pid": 123, "hostname": "platzibogota" }, "metrics": [{ "type": "temp", "value": "45" }, { "type": "memory", "value": "1024" }]}'</text:p>
      <text:p text:style-name="P132"/>
      <text:p text:style-name="P163">Lis<text:span text:style-name="T95">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163"/>
      <text:p text:style-name="P164">Ahora veamos como refactorizar este codigo. <text:span text:style-name="T96">Podemos usar funciones de las promesas para resolverlas al tiempo, como lo hace el metodo de All(). </text:span></text:p>
      <text:p text:style-name="P164"/>
      <text:p text:style-name="P165">Estaba intentando hacer el reto, lo puede hacer, pero luego me salio un error que no sabia por que ocurria, luego vi en el sistema de comentarios un aporte muy bueno para esta solucion del reto, asi que use este en mi codigo:</text:p>
      <text:p text:style-name="P165"/>
      <text:list xml:id="list2700059493583190765" text:style-name="L49">
        <text:list-item>
          <text:p text:style-name="P293"><draw:frame draw:style-name="fr3" draw:name="Imagen22" text:anchor-type="paragraph" svg:x="0.079cm" svg:y="0cm" svg:width="17.648cm" svg:height="2.223cm" draw:z-index="21"><draw:image xlink:href="Pictures/100000000000029B00000054BF07D24DA8109F5B.png" xlink:type="simple" xlink:show="embed" xlink:actuate="onLoad"/></draw:frame>Usa promise.all para resolverlas todas y luego el map para un nuevo array.</text:p>
        </text:list-item>
      </text:list>
      <text:p text:style-name="P165"><text:soft-page-break/></text:p>
      <text:p text:style-name="P225">Construyendo el agente de monitoreo (platziverse-agent)</text:p>
      <text:p text:style-name="P224"/>
      <text:p text:style-name="P224">Como implementar un custom EventEmitter usando ES6 Classes</text:p>
      <text:p text:style-name="P224"/>
      <text:p text:style-name="Preformatted_20_Text"><text:span text:style-name="T26">El </text:span><text:span text:style-name="T27">Agent</text:span> <text:span text:style-name="T38">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14"/>
      <text:p text:style-name="P226"><text:span text:style-name="T36">Este modulo lo vamos a desarrollar como un </text:span><text:span text:style-name="T34">EventEmitter.</text:span><text:span text:style-name="T32"> En esta clase vamos a aprender como crear uno personalizado, utilizando</text:span><text:span text:style-name="T34"> ES6</text:span><text:span text:style-name="T32">. </text:span></text:p>
      <text:p text:style-name="P203"/>
      <text:p text:style-name="P226"><text:span text:style-name="T32">El modulo de </text:span><text:span text:style-name="T34">Node</text:span><text:span text:style-name="T32"> que nos permite crear </text:span><text:span text:style-name="T34">EventEmitters</text:span><text:span text:style-name="T32"> esta dentro del paquete events, que viene en el core de </text:span><text:span text:style-name="T34">Node</text:span><text:span text:style-name="T32">, asi que no hay que instalar nada mas. Para esto vamos a crear una clase que vamos a extender del </text:span><text:span text:style-name="T34">EventEmitter</text:span><text:span text:style-name="T32">, y luego la vamos a exportar. Cuando vayamos a utilizar el modulo podemos exportar esta clase. El constructor de la clase va a recibir opciones, que inicialmente vamos a obviar. Lo ultimo sera llamar al constructor de la clase de </text:span><text:span text:style-name="T34">EventEmiter</text:span><text:span text:style-name="T32">.</text:span></text:p>
      <text:p text:style-name="P203"/>
      <text:p text:style-name="P203"/>
      <text:p text:style-name="P204"><draw:frame draw:style-name="fr2" draw:name="Imagen23" text:anchor-type="paragraph" svg:width="19.5cm" svg:height="5.034cm" draw:z-index="22"><draw:image xlink:href="Pictures/1000000000000377000000E510A9FAFB4D11EA41.png" xlink:type="simple" xlink:show="embed" xlink:actuate="onLoad"/></draw:frame></text:p>
      <text:list xml:id="list618799050539268342" text:style-name="L50">
        <text:list-item>
          <text:p text:style-name="P312">Como se mencionaba antes no necesitamos instalar nada para poder realizar un eventEmitter, este ya viene con el core de Node.</text:p>
        </text:list-item>
        <text:list-item>
          <text:p text:style-name="P312">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04"/>
      <text:p text:style-name="P204"><draw:frame draw:style-name="fr3" draw:name="Imagen24" text:anchor-type="paragraph" svg:x="0.64cm" svg:y="0.185cm" svg:width="9.645cm" svg:height="7.345cm" draw:z-index="23"><draw:image xlink:href="Pictures/10000000000001C90000015C259E93CE88ADCE63.png" xlink:type="simple" xlink:show="embed" xlink:actuate="onLoad"/></draw:frame>Ahora un ejemplo de un eventEmitter sencillo:</text:p>
      <text:list xml:id="list5921846259710039845" text:style-name="L51">
        <text:list-item>
          <text:p text:style-name="P313">Requerimos nuestra clase que tenemos en el index.js, y luego creamos una instancia de la clase.</text:p>
        </text:list-item>
        <text:list-item>
          <text:p text:style-name="P313">Luego podemos asignarle un escuchador al eventEmitter, indicando el nombre del evento y luego la accion que se ejecutara cuando este ocurra.</text:p>
        </text:list-item>
        <text:list-item>
          <text:p text:style-name="P313">Por ultimo ya podemos emitir los mensajes usando la misma <text:soft-page-break/>estructura del escuchador.</text:p>
        </text:list-item>
      </text:list>
      <text:p text:style-name="P204"/>
      <text:p text:style-name="P204"/>
      <text:p text:style-name="P204"/>
      <text:p text:style-name="P204"/>
      <text:p text:style-name="P34">Definiendo un timer de ejecucion continua (setInterval)</text:p>
      <text:p text:style-name="P34"/>
      <text:p text:style-name="P184">Esta clase esta super genial, veamos como implementamos la clase de nuestro EventEmitter ademas de usar el metodo de JS setInterval().</text:p>
      <text:p text:style-name="P184"/>
      <text:p text:style-name="P184"><draw:frame draw:style-name="fr2" draw:name="Imagen25" text:anchor-type="paragraph" svg:width="19.5cm" svg:height="12.846cm" draw:z-index="24"><draw:image xlink:href="Pictures/1000000000000300000001FA5AF51F942D0EF23A.png" xlink:type="simple" xlink:show="embed" xlink:actuate="onLoad"/></draw:frame><text:tab/></text:p>
      <text:list xml:id="list4229014526841286547" text:style-name="L52">
        <text:list-item>
          <text:p text:style-name="P314">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14">En la funcion <text:span text:style-name="T1">Connect()</text:span> verificamos si no esta conectado y ahi si setearle en true y crear la referencia del timer donde vamos a emitir el mensaje bajo el nombre del listener ‘agent/message’.</text:p>
        </text:list-item>
        <text:list-item>
          <text:p text:style-name="P314">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05"/>
      <text:p text:style-name="P205"><text:soft-page-break/>Luego si queremos hacer una prueba podemos hacer lo de la clase anterior, usando la interfaz de node desde la consola, requerimos nuestro modulo, le pasamos el tiempo en el que ocurriran los intervalos y luego creamos un evento:</text:p>
      <text:p text:style-name="P205"/>
      <text:p text:style-name="P195">Agent.on(‘agent/message’, console.log)</text:p>
      <text:p text:style-name="P195"/>
      <text:p text:style-name="P205">Como vemos usamos el nombre del evento con el que tenemos definido en el emit de la funcion de <text:span text:style-name="T1">connect() </text:span>en la clase. <text:span text:style-name="T97">Luego ya podemos llamar a la funcion </text:span><text:span text:style-name="T2">connect()</text:span><text:span text:style-name="T97"> y veremos que este ejecutara el mensaje que seteamos en el emit cada 2 segundos o según el tiempo que le hayamos pasado por parametro.</text:span></text:p>
      <text:p text:style-name="P205"/>
      <text:p text:style-name="P196">Agent.connect()</text:p>
      <text:p text:style-name="P315"/>
      <text:p text:style-name="P196"><text:span text:style-name="T16">Para desconectarnos o hacer que pare la emision lo unico que hacemos es llamar la fucion </text:span>disconnect()<text:span text:style-name="T16">.</text:span></text:p>
      <text:p text:style-name="P315"/>
      <text:p text:style-name="P315"/>
      <text:p text:style-name="P315"/>
      <text:p text:style-name="P315"/>
      <text:p text:style-name="P315"/>
      <text:p text:style-name="P315"/>
      <text:p text:style-name="P322">Implementacion del client MQTT</text:p>
      <text:p text:style-name="P185"/>
      <text:p text:style-name="P185">El agente se va a conectar al cliente <text:span text:style-name="T1">MQTT</text:span> para publicar metricas y recibir informacion.</text:p>
      <text:p text:style-name="P185"/>
      <text:p text:style-name="P78">RETO #5:</text:p>
      <text:p text:style-name="P185">Ves un patron aquí? El modulo de utilidades se reutiliza del proyecto-mqtt, puedes volverlo un modulo standalone? Como lo llamarias?.</text:p>
      <text:p text:style-name="P185"/>
      <text:p text:style-name="P186">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186"/>
      <text:p text:style-name="P79">Npm install mqtt debug defaults uuid –save</text:p>
      <text:p text:style-name="P79"/>
      <text:p text:style-name="P186">Ahora veamos el codigo de nuestra clase</text:p>
      <text:p text:style-name="P186"/>
      <text:p text:style-name="P186"><draw:frame draw:style-name="fr3" draw:name="Imagen26" text:anchor-type="paragraph" svg:x="0.065cm" svg:y="0.132cm" svg:width="18.734cm" svg:height="17.013cm" draw:z-index="25"><draw:image xlink:href="Pictures/100000000000028200000247CC839BE16205B4F4.png" xlink:type="simple" xlink:show="embed" xlink:actuate="onLoad"/></draw:frame><text:soft-page-break/></text:p>
      <text:list xml:id="list6588145171030342485" text:style-name="L53">
        <text:list-item>
          <text:p text:style-name="P300">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00">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00">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323"><text:soft-page-break/>Implementacion de metricas personalizadas</text:p>
      <text:p text:style-name="P323"/>
      <text:p text:style-name="P301">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301"/>
      <text:p text:style-name="P301"><draw:frame draw:style-name="fr2" draw:name="Imagen27" text:anchor-type="paragraph" svg:width="19.5cm" svg:height="10.848cm" draw:z-index="26"><draw:image xlink:href="Pictures/1000000000000366000001E433BBCB213004B618.png" xlink:type="simple" xlink:show="embed" xlink:actuate="onLoad"/></draw:frame></text:p>
      <text:list xml:id="list6034270419794036469" text:style-name="L54">
        <text:list-item>
          <text:p text:style-name="P302">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02">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25"><text:span text:style-name="T20">Luego verificamos que si la funcion que nos llega tiene parametros con la propiedad lenght, si esta cumple la condicion usamos el modulo de </text:span><text:span text:style-name="T23">utils</text:span><text:span text:style-name="T20"> de node con la funcion </text:span><text:span text:style-name="T23">promisify</text:span> <text:span text:style-name="T39">convertir un callback en una promesa.</text:span></text:p>
        </text:list-item>
        <text:list-item>
          <text:p text:style-name="P326"><text:span text:style-name="T36">Luego al mensaje le seteamos al array el tipo de la metrica y el valor resuelto con </text:span><text:span text:style-name="T43">await</text:span><text:span text:style-name="T41">.</text:span></text:p>
        </text:list-item>
      </text:list>
      <text:p text:style-name="P327"><text:span text:style-name="T41"/></text:p>
      <text:p text:style-name="P327"><text:span text:style-name="T41"/></text:p>
      <text:p text:style-name="P327"><text:span text:style-name="T41"/></text:p>
      <text:p text:style-name="P327"><text:span text:style-name="T41"/></text:p>
      <text:p text:style-name="P327"><text:span text:style-name="T41"/></text:p>
      <text:p text:style-name="P327"><text:span text:style-name="T41"/></text:p>
      <text:p text:style-name="P327"><text:span text:style-name="T41"/></text:p>
      <text:p text:style-name="P324"><text:soft-page-break/><text:span text:style-name="T7">Probar agent (ejemplo)</text:span></text:p>
      <text:p text:style-name="P324"><text:span text:style-name="T7"/></text:p>
      <text:p text:style-name="P304"><text:span text:style-name="T7">En esta clase cogimos de ejemplo el codigo que teniamos en el usage del README.</text:span></text:p>
      <text:p text:style-name="P304"><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304"><text:span text:style-name="T10"/></text:p>
      <text:p text:style-name="P305"><text:span text:style-name="T10">Con este modulo de agente que acabamos de crear podemos recibir mensajes de otros agentes y ademas transmitir las metricas de nuestro agente.</text:span></text:p>
      <text:p text:style-name="P305"><text:span text:style-name="T10"/></text:p>
      <text:p text:style-name="P305"><text:span text:style-name="T10"/></text:p>
      <text:p text:style-name="P305"><text:span text:style-name="T10"/></text:p>
      <text:p text:style-name="P305"><text:span text:style-name="T10"/></text:p>
      <text:p text:style-name="P305"><text:span text:style-name="T10"/></text:p>
      <text:p text:style-name="P30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2T17:43:37.868438337</dc:date>
    <meta:editing-duration>PT12H49M10S</meta:editing-duration>
    <meta:editing-cycles>31</meta:editing-cycles>
    <meta:generator>LibreOffice/5.1.6.2$Linux_X86_64 LibreOffice_project/10m0$Build-2</meta:generator>
    <meta:document-statistic meta:table-count="0" meta:image-count="27" meta:object-count="0" meta:page-count="37" meta:paragraph-count="516" meta:word-count="9183" meta:character-count="54338" meta:non-whitespace-character-count="45776"/>
  </office:meta>
</office:document-meta>
</file>